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ff" fo:border="0.06pt solid #000000"/>
    </style:style>
    <style:style style:name="ce2" style:family="table-cell" style:parent-style-name="Default">
      <style:table-cell-properties fo:background-color="#00ffff" fo:border="0.06pt solid #000000"/>
    </style:style>
    <style:style style:name="ce3" style:family="table-cell" style:parent-style-name="Default" style:data-style-name="N108"/>
    <style:style style:name="ce4" style:family="table-cell" style:parent-style-name="Default">
      <style:table-cell-properties fo:background-color="#ffff66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2.447cm" svg:height="8.999cm" svg:x="6.395cm" svg:y="0.215cm">
            <draw:object draw:notify-on-update-of-ranges="Лист1.B1:Лист1.B99 Лист1.C1:Лист1.C9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02cm" svg:height="8.999cm" svg:x="22.522cm" svg:y="0.1cm">
            <draw:object draw:notify-on-update-of-ranges="Лист1.B1:Лист1.B99 Лист1.J1:Лист1.J9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3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Количество</text:p>
          </table:table-cell>
          <table:table-cell office:value-type="float" office:value="0.01" calcext:value-type="float">
            <text:p>0,01</text:p>
          </table:table-cell>
          <table:table-cell table:formula="of:=[.A$2]-[.A$4]*LN(1/[.B1]-1)" office:value-type="float" office:value="-5.16389550544415" calcext:value-type="float">
            <text:p>-5,1638955054</text:p>
          </table:table-cell>
          <table:table-cell table:number-columns-repeated="4"/>
          <table:table-cell table:formula="of:=[.A$2]-[.A$4]*LN(1/[.B1]-1)" office:value-type="float" office:value="-5.16389550544415" calcext:value-type="float">
            <text:p>-5,164</text:p>
          </table:table-cell>
          <table:table-cell table:formula="of:=IF([.H1]&gt;[.A$13];[.H1];[.A$13])" office:value-type="float" office:value="0.25" calcext:value-type="float">
            <text:p>0,250</text:p>
          </table:table-cell>
          <table:table-cell table:formula="of:=IF([.A$8]=1;ROUND([.I1]);[.I1])" office:value-type="float" office:value="0.25" calcext:value-type="float">
            <text:p>0,250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0.02" calcext:value-type="float">
            <text:p>0,02</text:p>
          </table:table-cell>
          <table:table-cell table:formula="of:=[.A$2]-[.A$4]*LN(1/[.B2]-1)" office:value-type="float" office:value="-2.84300698376507" calcext:value-type="float">
            <text:p>-2,8430069838</text:p>
          </table:table-cell>
          <table:table-cell table:number-columns-repeated="4"/>
          <table:table-cell table:formula="of:=[.A$2]-[.A$4]*LN(1/[.B2]-1)" office:value-type="float" office:value="-2.84300698376507" calcext:value-type="float">
            <text:p>-2,843</text:p>
          </table:table-cell>
          <table:table-cell table:formula="of:=IF([.H2]&gt;[.A$13];[.H2];[.A$13])" office:value-type="float" office:value="0.25" calcext:value-type="float">
            <text:p>0,250</text:p>
          </table:table-cell>
          <table:table-cell table:formula="of:=IF([.A$8]=1;ROUND([.I2]);[.I2])" office:value-type="float" office:value="0.25" calcext:value-type="float">
            <text:p>0,25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</text:p>
          </table:table-cell>
          <table:table-cell office:value-type="float" office:value="0.03" calcext:value-type="float">
            <text:p>0,03</text:p>
          </table:table-cell>
          <table:table-cell table:formula="of:=[.A$2]-[.A$4]*LN(1/[.B3]-1)" office:value-type="float" office:value="-1.4711256764564" calcext:value-type="float">
            <text:p>-1,4711256765</text:p>
          </table:table-cell>
          <table:table-cell table:number-columns-repeated="4"/>
          <table:table-cell table:formula="of:=[.A$2]-[.A$4]*LN(1/[.B3]-1)" office:value-type="float" office:value="-1.4711256764564" calcext:value-type="float">
            <text:p>-1,471</text:p>
          </table:table-cell>
          <table:table-cell table:formula="of:=IF([.H3]&gt;[.A$13];[.H3];[.A$13])" office:value-type="float" office:value="0.25" calcext:value-type="float">
            <text:p>0,250</text:p>
          </table:table-cell>
          <table:table-cell table:formula="of:=IF([.A$8]=1;ROUND([.I3]);[.I3])" office:value-type="float" office:value="0.25" calcext:value-type="float">
            <text:p>0,250</text:p>
          </table:table-cell>
          <table:table-cell table:number-columns-repeated="3"/>
        </table:table-row>
        <table:table-row table:style-name="ro1">
          <table:table-cell table:style-name="ce1" table:formula="of:=[.A2]*0.33" office:value-type="float" office:value="3.3" calcext:value-type="float">
            <text:p>3,3</text:p>
          </table:table-cell>
          <table:table-cell office:value-type="float" office:value="0.04" calcext:value-type="float">
            <text:p>0,04</text:p>
          </table:table-cell>
          <table:table-cell table:formula="of:=[.A$2]-[.A$4]*LN(1/[.B4]-1)" office:value-type="float" office:value="-0.487577640148222" calcext:value-type="float">
            <text:p>-0,4875776401</text:p>
          </table:table-cell>
          <table:table-cell table:number-columns-repeated="4"/>
          <table:table-cell table:formula="of:=[.A$2]-[.A$4]*LN(1/[.B4]-1)" office:value-type="float" office:value="-0.487577640148222" calcext:value-type="float">
            <text:p>-0,488</text:p>
          </table:table-cell>
          <table:table-cell table:formula="of:=IF([.H4]&gt;[.A$13];[.H4];[.A$13])" office:value-type="float" office:value="0.25" calcext:value-type="float">
            <text:p>0,250</text:p>
          </table:table-cell>
          <table:table-cell table:formula="of:=IF([.A$8]=1;ROUND([.I4]);[.I4])" office:value-type="float" office:value="0.25" calcext:value-type="float">
            <text:p>0,2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table:formula="of:=[.A$2]-[.A$4]*LN(1/[.B5]-1)" office:value-type="float" office:value="0.283351368750747" calcext:value-type="float">
            <text:p>0,2833513688</text:p>
          </table:table-cell>
          <table:table-cell table:number-columns-repeated="4"/>
          <table:table-cell table:formula="of:=[.A$2]-[.A$4]*LN(1/[.B5]-1)" office:value-type="float" office:value="0.283351368750747" calcext:value-type="float">
            <text:p>0,283</text:p>
          </table:table-cell>
          <table:table-cell table:formula="of:=IF([.H5]&gt;[.A$13];[.H5];[.A$13])" office:value-type="float" office:value="0.283351368750747" calcext:value-type="float">
            <text:p>0,283</text:p>
          </table:table-cell>
          <table:table-cell table:formula="of:=IF([.A$8]=1;ROUND([.I5]);[.I5])" office:value-type="float" office:value="0.283351368750747" calcext:value-type="float">
            <text:p>0,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table:formula="of:=[.A$2]-[.A$4]*LN(1/[.B6]-1)" office:value-type="float" office:value="0.919933466961568" calcext:value-type="float">
            <text:p>0,919933467</text:p>
          </table:table-cell>
          <table:table-cell table:number-columns-repeated="4"/>
          <table:table-cell table:formula="of:=[.A$2]-[.A$4]*LN(1/[.B6]-1)" office:value-type="float" office:value="0.919933466961568" calcext:value-type="float">
            <text:p>0,920</text:p>
          </table:table-cell>
          <table:table-cell table:formula="of:=IF([.H6]&gt;[.A$13];[.H6];[.A$13])" office:value-type="float" office:value="0.919933466961568" calcext:value-type="float">
            <text:p>0,920</text:p>
          </table:table-cell>
          <table:table-cell table:formula="of:=IF([.A$8]=1;ROUND([.I6]);[.I6])" office:value-type="float" office:value="0.919933466961568" calcext:value-type="float">
            <text:p>0,92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spaked</text:p>
          </table:table-cell>
          <table:table-cell office:value-type="float" office:value="0.07" calcext:value-type="float">
            <text:p>0,07</text:p>
          </table:table-cell>
          <table:table-cell table:formula="of:=[.A$2]-[.A$4]*LN(1/[.B7]-1)" office:value-type="float" office:value="1.46392516447679" calcext:value-type="float">
            <text:p>1,4639251645</text:p>
          </table:table-cell>
          <table:table-cell table:number-columns-repeated="4"/>
          <table:table-cell table:formula="of:=[.A$2]-[.A$4]*LN(1/[.B7]-1)" office:value-type="float" office:value="1.46392516447679" calcext:value-type="float">
            <text:p>1,464</text:p>
          </table:table-cell>
          <table:table-cell table:formula="of:=IF([.H7]&gt;[.A$13];[.H7];[.A$13])" office:value-type="float" office:value="1.46392516447679" calcext:value-type="float">
            <text:p>1,464</text:p>
          </table:table-cell>
          <table:table-cell table:formula="of:=IF([.A$8]=1;ROUND([.I7]);[.I7])" office:value-type="float" office:value="1.46392516447679" calcext:value-type="float">
            <text:p>1,464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$2]-[.A$4]*LN(1/[.B8]-1)" office:value-type="float" office:value="1.94025478328163" calcext:value-type="float">
            <text:p>1,9402547833</text:p>
          </table:table-cell>
          <table:table-cell table:number-columns-repeated="4"/>
          <table:table-cell table:formula="of:=[.A$2]-[.A$4]*LN(1/[.B8]-1)" office:value-type="float" office:value="1.94025478328163" calcext:value-type="float">
            <text:p>1,940</text:p>
          </table:table-cell>
          <table:table-cell table:formula="of:=IF([.H8]&gt;[.A$13];[.H8];[.A$13])" office:value-type="float" office:value="1.94025478328163" calcext:value-type="float">
            <text:p>1,940</text:p>
          </table:table-cell>
          <table:table-cell table:formula="of:=IF([.A$8]=1;ROUND([.I8]);[.I8])" office:value-type="float" office:value="1.94025478328163" calcext:value-type="float">
            <text:p>1,9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table:formula="of:=[.A$2]-[.A$4]*LN(1/[.B9]-1)" office:value-type="float" office:value="2.36500473370392" calcext:value-type="float">
            <text:p>2,3650047337</text:p>
          </table:table-cell>
          <table:table-cell table:number-columns-repeated="4"/>
          <table:table-cell table:formula="of:=[.A$2]-[.A$4]*LN(1/[.B9]-1)" office:value-type="float" office:value="2.36500473370392" calcext:value-type="float">
            <text:p>2,365</text:p>
          </table:table-cell>
          <table:table-cell table:formula="of:=IF([.H9]&gt;[.A$13];[.H9];[.A$13])" office:value-type="float" office:value="2.36500473370392" calcext:value-type="float">
            <text:p>2,365</text:p>
          </table:table-cell>
          <table:table-cell table:formula="of:=IF([.A$8]=1;ROUND([.I9]);[.I9])" office:value-type="float" office:value="2.36500473370392" calcext:value-type="float">
            <text:p>2,36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nweight</text:p>
          </table:table-cell>
          <table:table-cell office:value-type="float" office:value="0.1" calcext:value-type="float">
            <text:p>0,1</text:p>
          </table:table-cell>
          <table:table-cell table:formula="of:=[.A$2]-[.A$4]*LN(1/[.B10]-1)" office:value-type="float" office:value="2.74915889479047" calcext:value-type="float">
            <text:p>2,7491588948</text:p>
          </table:table-cell>
          <table:table-cell table:number-columns-repeated="4"/>
          <table:table-cell table:formula="of:=[.A$2]-[.A$4]*LN(1/[.B10]-1)" office:value-type="float" office:value="2.74915889479047" calcext:value-type="float">
            <text:p>2,749</text:p>
          </table:table-cell>
          <table:table-cell table:formula="of:=IF([.H10]&gt;[.A$13];[.H10];[.A$13])" office:value-type="float" office:value="2.74915889479047" calcext:value-type="float">
            <text:p>2,749</text:p>
          </table:table-cell>
          <table:table-cell table:formula="of:=IF([.A$8]=1;ROUND([.I10]);[.I10])" office:value-type="float" office:value="2.74915889479047" calcext:value-type="float">
            <text:p>2,749</text:p>
          </table:table-cell>
          <table:table-cell table:number-columns-repeated="3"/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office:value-type="float" office:value="0.11" calcext:value-type="float">
            <text:p>0,11</text:p>
          </table:table-cell>
          <table:table-cell table:formula="of:=[.A$2]-[.A$4]*LN(1/[.B11]-1)" office:value-type="float" office:value="3.10055438011856" calcext:value-type="float">
            <text:p>3,1005543801</text:p>
          </table:table-cell>
          <table:table-cell table:number-columns-repeated="4"/>
          <table:table-cell table:formula="of:=[.A$2]-[.A$4]*LN(1/[.B11]-1)" office:value-type="float" office:value="3.10055438011856" calcext:value-type="float">
            <text:p>3,101</text:p>
          </table:table-cell>
          <table:table-cell table:formula="of:=IF([.H11]&gt;[.A$13];[.H11];[.A$13])" office:value-type="float" office:value="3.10055438011856" calcext:value-type="float">
            <text:p>3,101</text:p>
          </table:table-cell>
          <table:table-cell table:formula="of:=IF([.A$8]=1;ROUND([.I11]);[.I11])" office:value-type="float" office:value="3.10055438011856" calcext:value-type="float">
            <text:p>3,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table:formula="of:=[.A$2]-[.A$4]*LN(1/[.B12]-1)" office:value-type="float" office:value="3.42498045652232" calcext:value-type="float">
            <text:p>3,4249804565</text:p>
          </table:table-cell>
          <table:table-cell table:number-columns-repeated="4"/>
          <table:table-cell table:formula="of:=[.A$2]-[.A$4]*LN(1/[.B12]-1)" office:value-type="float" office:value="3.42498045652232" calcext:value-type="float">
            <text:p>3,425</text:p>
          </table:table-cell>
          <table:table-cell table:formula="of:=IF([.H12]&gt;[.A$13];[.H12];[.A$13])" office:value-type="float" office:value="3.42498045652232" calcext:value-type="float">
            <text:p>3,425</text:p>
          </table:table-cell>
          <table:table-cell table:formula="of:=IF([.A$8]=1;ROUND([.I12]);[.I12])" office:value-type="float" office:value="3.42498045652232" calcext:value-type="float">
            <text:p>3,425</text:p>
          </table:table-cell>
          <table:table-cell table:number-columns-repeated="3"/>
        </table:table-row>
        <table:table-row table:style-name="ro1">
          <table:table-cell table:formula="of:=IF([.A8]=1; 1; [.A11])" office:value-type="float" office:value="0.25" calcext:value-type="float">
            <text:p>0,25</text:p>
          </table:table-cell>
          <table:table-cell office:value-type="float" office:value="0.13" calcext:value-type="float">
            <text:p>0,13</text:p>
          </table:table-cell>
          <table:table-cell table:formula="of:=[.A$2]-[.A$4]*LN(1/[.B13]-1)" office:value-type="float" office:value="3.72683608806294" calcext:value-type="float">
            <text:p>3,7268360881</text:p>
          </table:table-cell>
          <table:table-cell table:number-columns-repeated="4"/>
          <table:table-cell table:formula="of:=[.A$2]-[.A$4]*LN(1/[.B13]-1)" office:value-type="float" office:value="3.72683608806294" calcext:value-type="float">
            <text:p>3,727</text:p>
          </table:table-cell>
          <table:table-cell table:formula="of:=IF([.H13]&gt;[.A$13];[.H13];[.A$13])" office:value-type="float" office:value="3.72683608806294" calcext:value-type="float">
            <text:p>3,727</text:p>
          </table:table-cell>
          <table:table-cell table:formula="of:=IF([.A$8]=1;ROUND([.I13]);[.I13])" office:value-type="float" office:value="3.72683608806294" calcext:value-type="float">
            <text:p>3,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table:formula="of:=[.A$2]-[.A$4]*LN(1/[.B14]-1)" office:value-type="float" office:value="4.00954311009378" calcext:value-type="float">
            <text:p>4,0095431101</text:p>
          </table:table-cell>
          <table:table-cell table:number-columns-repeated="4"/>
          <table:table-cell table:formula="of:=[.A$2]-[.A$4]*LN(1/[.B14]-1)" office:value-type="float" office:value="4.00954311009378" calcext:value-type="float">
            <text:p>4,010</text:p>
          </table:table-cell>
          <table:table-cell table:formula="of:=IF([.H14]&gt;[.A$13];[.H14];[.A$13])" office:value-type="float" office:value="4.00954311009378" calcext:value-type="float">
            <text:p>4,010</text:p>
          </table:table-cell>
          <table:table-cell table:formula="of:=IF([.A$8]=1;ROUND([.I14]);[.I14])" office:value-type="float" office:value="4.00954311009378" calcext:value-type="float">
            <text:p>4,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table:formula="of:=[.A$2]-[.A$4]*LN(1/[.B15]-1)" office:value-type="float" office:value="4.27581651721925" calcext:value-type="float">
            <text:p>4,2758165172</text:p>
          </table:table-cell>
          <table:table-cell table:number-columns-repeated="4"/>
          <table:table-cell table:formula="of:=[.A$2]-[.A$4]*LN(1/[.B15]-1)" office:value-type="float" office:value="4.27581651721925" calcext:value-type="float">
            <text:p>4,276</text:p>
          </table:table-cell>
          <table:table-cell table:formula="of:=IF([.H15]&gt;[.A$13];[.H15];[.A$13])" office:value-type="float" office:value="4.27581651721925" calcext:value-type="float">
            <text:p>4,276</text:p>
          </table:table-cell>
          <table:table-cell table:formula="of:=IF([.A$8]=1;ROUND([.I15]);[.I15])" office:value-type="float" office:value="4.27581651721925" calcext:value-type="float">
            <text:p>4,2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" calcext:value-type="float">
            <text:p>0,16</text:p>
          </table:table-cell>
          <table:table-cell table:formula="of:=[.A$2]-[.A$4]*LN(1/[.B16]-1)" office:value-type="float" office:value="4.52784734720834" calcext:value-type="float">
            <text:p>4,5278473472</text:p>
          </table:table-cell>
          <table:table-cell table:number-columns-repeated="4"/>
          <table:table-cell table:formula="of:=[.A$2]-[.A$4]*LN(1/[.B16]-1)" office:value-type="float" office:value="4.52784734720834" calcext:value-type="float">
            <text:p>4,528</text:p>
          </table:table-cell>
          <table:table-cell table:formula="of:=IF([.H16]&gt;[.A$13];[.H16];[.A$13])" office:value-type="float" office:value="4.52784734720834" calcext:value-type="float">
            <text:p>4,528</text:p>
          </table:table-cell>
          <table:table-cell table:formula="of:=IF([.A$8]=1;ROUND([.I16]);[.I16])" office:value-type="float" office:value="4.52784734720834" calcext:value-type="float">
            <text:p>4,5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" calcext:value-type="float">
            <text:p>0,17</text:p>
          </table:table-cell>
          <table:table-cell table:formula="of:=[.A$2]-[.A$4]*LN(1/[.B17]-1)" office:value-type="float" office:value="4.76743002965674" calcext:value-type="float">
            <text:p>4,7674300297</text:p>
          </table:table-cell>
          <table:table-cell table:number-columns-repeated="4"/>
          <table:table-cell table:formula="of:=[.A$2]-[.A$4]*LN(1/[.B17]-1)" office:value-type="float" office:value="4.76743002965674" calcext:value-type="float">
            <text:p>4,767</text:p>
          </table:table-cell>
          <table:table-cell table:formula="of:=IF([.H17]&gt;[.A$13];[.H17];[.A$13])" office:value-type="float" office:value="4.76743002965674" calcext:value-type="float">
            <text:p>4,767</text:p>
          </table:table-cell>
          <table:table-cell table:formula="of:=IF([.A$8]=1;ROUND([.I17]);[.I17])" office:value-type="float" office:value="4.76743002965674" calcext:value-type="float">
            <text:p>4,7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" calcext:value-type="float">
            <text:p>0,18</text:p>
          </table:table-cell>
          <table:table-cell table:formula="of:=[.A$2]-[.A$4]*LN(1/[.B18]-1)" office:value-type="float" office:value="4.99605328508531" calcext:value-type="float">
            <text:p>4,9960532851</text:p>
          </table:table-cell>
          <table:table-cell table:number-columns-repeated="4"/>
          <table:table-cell table:formula="of:=[.A$2]-[.A$4]*LN(1/[.B18]-1)" office:value-type="float" office:value="4.99605328508531" calcext:value-type="float">
            <text:p>4,996</text:p>
          </table:table-cell>
          <table:table-cell table:formula="of:=IF([.H18]&gt;[.A$13];[.H18];[.A$13])" office:value-type="float" office:value="4.99605328508531" calcext:value-type="float">
            <text:p>4,996</text:p>
          </table:table-cell>
          <table:table-cell table:formula="of:=IF([.A$8]=1;ROUND([.I18]);[.I18])" office:value-type="float" office:value="4.99605328508531" calcext:value-type="float">
            <text:p>4,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" calcext:value-type="float">
            <text:p>0,19</text:p>
          </table:table-cell>
          <table:table-cell table:formula="of:=[.A$2]-[.A$4]*LN(1/[.B19]-1)" office:value-type="float" office:value="5.21496642083021" calcext:value-type="float">
            <text:p>5,2149664208</text:p>
          </table:table-cell>
          <table:table-cell table:number-columns-repeated="4"/>
          <table:table-cell table:formula="of:=[.A$2]-[.A$4]*LN(1/[.B19]-1)" office:value-type="float" office:value="5.21496642083021" calcext:value-type="float">
            <text:p>5,215</text:p>
          </table:table-cell>
          <table:table-cell table:formula="of:=IF([.H19]&gt;[.A$13];[.H19];[.A$13])" office:value-type="float" office:value="5.21496642083021" calcext:value-type="float">
            <text:p>5,215</text:p>
          </table:table-cell>
          <table:table-cell table:formula="of:=IF([.A$8]=1;ROUND([.I19]);[.I19])" office:value-type="float" office:value="5.21496642083021" calcext:value-type="float">
            <text:p>5,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table:formula="of:=[.A$2]-[.A$4]*LN(1/[.B20]-1)" office:value-type="float" office:value="5.42522860830436" calcext:value-type="float">
            <text:p>5,4252286083</text:p>
          </table:table-cell>
          <table:table-cell table:number-columns-repeated="4"/>
          <table:table-cell table:formula="of:=[.A$2]-[.A$4]*LN(1/[.B20]-1)" office:value-type="float" office:value="5.42522860830436" calcext:value-type="float">
            <text:p>5,425</text:p>
          </table:table-cell>
          <table:table-cell table:formula="of:=IF([.H20]&gt;[.A$13];[.H20];[.A$13])" office:value-type="float" office:value="5.42522860830436" calcext:value-type="float">
            <text:p>5,425</text:p>
          </table:table-cell>
          <table:table-cell table:formula="of:=IF([.A$8]=1;ROUND([.I20]);[.I20])" office:value-type="float" office:value="5.42522860830436" calcext:value-type="float">
            <text:p>5,4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" calcext:value-type="float">
            <text:p>0,21</text:p>
          </table:table-cell>
          <table:table-cell table:formula="of:=[.A$2]-[.A$4]*LN(1/[.B21]-1)" office:value-type="float" office:value="5.62774613134612" calcext:value-type="float">
            <text:p>5,6277461313</text:p>
          </table:table-cell>
          <table:table-cell table:number-columns-repeated="4"/>
          <table:table-cell table:formula="of:=[.A$2]-[.A$4]*LN(1/[.B21]-1)" office:value-type="float" office:value="5.62774613134612" calcext:value-type="float">
            <text:p>5,628</text:p>
          </table:table-cell>
          <table:table-cell table:formula="of:=IF([.H21]&gt;[.A$13];[.H21];[.A$13])" office:value-type="float" office:value="5.62774613134612" calcext:value-type="float">
            <text:p>5,628</text:p>
          </table:table-cell>
          <table:table-cell table:formula="of:=IF([.A$8]=1;ROUND([.I21]);[.I21])" office:value-type="float" office:value="5.62774613134612" calcext:value-type="float">
            <text:p>5,6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" calcext:value-type="float">
            <text:p>0,22</text:p>
          </table:table-cell>
          <table:table-cell table:formula="of:=[.A$2]-[.A$4]*LN(1/[.B22]-1)" office:value-type="float" office:value="5.82330096800679" calcext:value-type="float">
            <text:p>5,823300968</text:p>
          </table:table-cell>
          <table:table-cell table:number-columns-repeated="4"/>
          <table:table-cell table:formula="of:=[.A$2]-[.A$4]*LN(1/[.B22]-1)" office:value-type="float" office:value="5.82330096800679" calcext:value-type="float">
            <text:p>5,823</text:p>
          </table:table-cell>
          <table:table-cell table:formula="of:=IF([.H22]&gt;[.A$13];[.H22];[.A$13])" office:value-type="float" office:value="5.82330096800679" calcext:value-type="float">
            <text:p>5,823</text:p>
          </table:table-cell>
          <table:table-cell table:formula="of:=IF([.A$8]=1;ROUND([.I22]);[.I22])" office:value-type="float" office:value="5.82330096800679" calcext:value-type="float">
            <text:p>5,8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" calcext:value-type="float">
            <text:p>0,23</text:p>
          </table:table-cell>
          <table:table-cell table:formula="of:=[.A$2]-[.A$4]*LN(1/[.B23]-1)" office:value-type="float" office:value="6.01257302044904" calcext:value-type="float">
            <text:p>6,0125730204</text:p>
          </table:table-cell>
          <table:table-cell table:formula="of:=[.A$2]-[.A$4]*LN(1/[.B1]-1)" office:value-type="float" office:value="-5.16389550544415" calcext:value-type="float">
            <text:p>-5,1638955054</text:p>
          </table:table-cell>
          <table:table-cell table:number-columns-repeated="3"/>
          <table:table-cell table:formula="of:=[.A$2]-[.A$4]*LN(1/[.B23]-1)" office:value-type="float" office:value="6.01257302044904" calcext:value-type="float">
            <text:p>6,013</text:p>
          </table:table-cell>
          <table:table-cell table:formula="of:=IF([.H23]&gt;[.A$13];[.H23];[.A$13])" office:value-type="float" office:value="6.01257302044904" calcext:value-type="float">
            <text:p>6,013</text:p>
          </table:table-cell>
          <table:table-cell table:formula="of:=IF([.A$8]=1;ROUND([.I23]);[.I23])" office:value-type="float" office:value="6.01257302044904" calcext:value-type="float">
            <text:p>6,013</text:p>
          </table:table-cell>
          <table:table-cell/>
          <table:table-cell table:style-name="ce4" office:value-type="string" calcext:value-type="string">
            <text:p>Рандом</text:p>
          </table:table-cell>
          <table:table-cell table:style-name="ce4" office:value-type="string" calcext:value-type="string">
            <text:p>На выходе</text:p>
          </table:table-cell>
        </table:table-row>
        <table:table-row table:style-name="ro1">
          <table:table-cell/>
          <table:table-cell office:value-type="float" office:value="0.24" calcext:value-type="float">
            <text:p>0,24</text:p>
          </table:table-cell>
          <table:table-cell table:formula="of:=[.A$2]-[.A$4]*LN(1/[.B24]-1)" office:value-type="float" office:value="6.19615761720333" calcext:value-type="float">
            <text:p>6,1961576172</text:p>
          </table:table-cell>
          <table:table-cell table:number-columns-repeated="4"/>
          <table:table-cell table:formula="of:=[.A$2]-[.A$4]*LN(1/[.B24]-1)" office:value-type="float" office:value="6.19615761720333" calcext:value-type="float">
            <text:p>6,196</text:p>
          </table:table-cell>
          <table:table-cell table:formula="of:=IF([.H24]&gt;[.A$13];[.H24];[.A$13])" office:value-type="float" office:value="6.19615761720333" calcext:value-type="float">
            <text:p>6,196</text:p>
          </table:table-cell>
          <table:table-cell table:formula="of:=IF([.A$8]=1;ROUND([.I24]);[.I24])" office:value-type="float" office:value="6.19615761720333" calcext:value-type="float">
            <text:p>6,196</text:p>
          </table:table-cell>
          <table:table-cell/>
          <table:table-cell table:style-name="ce4" table:formula="of:=RAND()*0.98+0.01" office:value-type="float" office:value="0.188792330492288" calcext:value-type="float">
            <text:p>0,1887923305</text:p>
          </table:table-cell>
          <table:table-cell table:style-name="ce4" table:formula="of:=IF([.A$8]=1;ROUND([.L28]);[.L28])" office:value-type="float" office:value="5.18900769249459" calcext:value-type="float">
            <text:p>5,1890076925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table:formula="of:=[.A$2]-[.A$4]*LN(1/[.B25]-1)" office:value-type="float" office:value="6.37457944739524" calcext:value-type="float">
            <text:p>6,3745794474</text:p>
          </table:table-cell>
          <table:table-cell table:formula="of:=(([.A$2]-[.A$4]*LN(1/[.B1]-1))-([.A$2]-[.A$4]*LN(1/[.B$1]-1)))" office:value-type="float" office:value="0" calcext:value-type="float">
            <text:p>0</text:p>
          </table:table-cell>
          <table:table-cell table:number-columns-repeated="3"/>
          <table:table-cell table:formula="of:=[.A$2]-[.A$4]*LN(1/[.B25]-1)" office:value-type="float" office:value="6.37457944739524" calcext:value-type="float">
            <text:p>6,375</text:p>
          </table:table-cell>
          <table:table-cell table:formula="of:=IF([.H25]&gt;[.A$13];[.H25];[.A$13])" office:value-type="float" office:value="6.37457944739524" calcext:value-type="float">
            <text:p>6,375</text:p>
          </table:table-cell>
          <table:table-cell table:formula="of:=IF([.A$8]=1;ROUND([.I25]);[.I25])" office:value-type="float" office:value="6.37457944739524" calcext:value-type="float">
            <text:p>6,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" calcext:value-type="float">
            <text:p>0,26</text:p>
          </table:table-cell>
          <table:table-cell table:formula="of:=[.A$2]-[.A$4]*LN(1/[.B26]-1)" office:value-type="float" office:value="6.54830376789713" calcext:value-type="float">
            <text:p>6,5483037679</text:p>
          </table:table-cell>
          <table:table-cell table:number-columns-repeated="4"/>
          <table:table-cell table:formula="of:=[.A$2]-[.A$4]*LN(1/[.B26]-1)" office:value-type="float" office:value="6.54830376789713" calcext:value-type="float">
            <text:p>6,548</text:p>
          </table:table-cell>
          <table:table-cell table:formula="of:=IF([.H26]&gt;[.A$13];[.H26];[.A$13])" office:value-type="float" office:value="6.54830376789713" calcext:value-type="float">
            <text:p>6,548</text:p>
          </table:table-cell>
          <table:table-cell table:formula="of:=IF([.A$8]=1;ROUND([.I26]);[.I26])" office:value-type="float" office:value="6.54830376789713" calcext:value-type="float">
            <text:p>6,548</text:p>
          </table:table-cell>
          <table:table-cell/>
          <table:table-cell table:formula="of:=[.A$2]-[.A$4]*LN(1/[.L24]-1)" office:value-type="float" office:value="5.18900769249459" calcext:value-type="float">
            <text:p>5,1890076925</text:p>
          </table:table-cell>
          <table:table-cell/>
        </table:table-row>
        <table:table-row table:style-name="ro1">
          <table:table-cell/>
          <table:table-cell office:value-type="float" office:value="0.27" calcext:value-type="float">
            <text:p>0,27</text:p>
          </table:table-cell>
          <table:table-cell table:formula="of:=[.A$2]-[.A$4]*LN(1/[.B27]-1)" office:value-type="float" office:value="6.7177455020246" calcext:value-type="float">
            <text:p>6,717745502</text:p>
          </table:table-cell>
          <table:table-cell table:number-columns-repeated="4"/>
          <table:table-cell table:formula="of:=[.A$2]-[.A$4]*LN(1/[.B27]-1)" office:value-type="float" office:value="6.7177455020246" calcext:value-type="float">
            <text:p>6,718</text:p>
          </table:table-cell>
          <table:table-cell table:formula="of:=IF([.H27]&gt;[.A$13];[.H27];[.A$13])" office:value-type="float" office:value="6.7177455020246" calcext:value-type="float">
            <text:p>6,718</text:p>
          </table:table-cell>
          <table:table-cell table:formula="of:=IF([.A$8]=1;ROUND([.I27]);[.I27])" office:value-type="float" office:value="6.7177455020246" calcext:value-type="float">
            <text:p>6,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" calcext:value-type="float">
            <text:p>0,28</text:p>
          </table:table-cell>
          <table:table-cell table:formula="of:=[.A$2]-[.A$4]*LN(1/[.B28]-1)" office:value-type="float" office:value="6.88327669082519" calcext:value-type="float">
            <text:p>6,8832766908</text:p>
          </table:table-cell>
          <table:table-cell table:number-columns-repeated="4"/>
          <table:table-cell table:formula="of:=[.A$2]-[.A$4]*LN(1/[.B28]-1)" office:value-type="float" office:value="6.88327669082519" calcext:value-type="float">
            <text:p>6,883</text:p>
          </table:table-cell>
          <table:table-cell table:formula="of:=IF([.H28]&gt;[.A$13];[.H28];[.A$13])" office:value-type="float" office:value="6.88327669082519" calcext:value-type="float">
            <text:p>6,883</text:p>
          </table:table-cell>
          <table:table-cell table:formula="of:=IF([.A$8]=1;ROUND([.I28]);[.I28])" office:value-type="float" office:value="6.88327669082519" calcext:value-type="float">
            <text:p>6,883</text:p>
          </table:table-cell>
          <table:table-cell/>
          <table:table-cell table:formula="of:=IF([.L26]&gt;[.A$13];[.L26];[.A$13])" office:value-type="float" office:value="5.18900769249459" calcext:value-type="float">
            <text:p>5,1890076925</text:p>
          </table:table-cell>
          <table:table-cell/>
        </table:table-row>
        <table:table-row table:style-name="ro1">
          <table:table-cell/>
          <table:table-cell office:value-type="float" office:value="0.29" calcext:value-type="float">
            <text:p>0,29</text:p>
          </table:table-cell>
          <table:table-cell table:formula="of:=[.A$2]-[.A$4]*LN(1/[.B29]-1)" office:value-type="float" office:value="7.04523264471902" calcext:value-type="float">
            <text:p>7,0452326447</text:p>
          </table:table-cell>
          <table:table-cell table:number-columns-repeated="4"/>
          <table:table-cell table:formula="of:=[.A$2]-[.A$4]*LN(1/[.B29]-1)" office:value-type="float" office:value="7.04523264471902" calcext:value-type="float">
            <text:p>7,045</text:p>
          </table:table-cell>
          <table:table-cell table:formula="of:=IF([.H29]&gt;[.A$13];[.H29];[.A$13])" office:value-type="float" office:value="7.04523264471902" calcext:value-type="float">
            <text:p>7,045</text:p>
          </table:table-cell>
          <table:table-cell table:formula="of:=IF([.A$8]=1;ROUND([.I29]);[.I29])" office:value-type="float" office:value="7.04523264471902" calcext:value-type="float">
            <text:p>7,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table:formula="of:=[.A$2]-[.A$4]*LN(1/[.B30]-1)" office:value-type="float" office:value="7.20391706072223" calcext:value-type="float">
            <text:p>7,2039170607</text:p>
          </table:table-cell>
          <table:table-cell table:number-columns-repeated="4"/>
          <table:table-cell table:formula="of:=[.A$2]-[.A$4]*LN(1/[.B30]-1)" office:value-type="float" office:value="7.20391706072223" calcext:value-type="float">
            <text:p>7,204</text:p>
          </table:table-cell>
          <table:table-cell table:formula="of:=IF([.H30]&gt;[.A$13];[.H30];[.A$13])" office:value-type="float" office:value="7.20391706072223" calcext:value-type="float">
            <text:p>7,204</text:p>
          </table:table-cell>
          <table:table-cell table:formula="of:=IF([.A$8]=1;ROUND([.I30]);[.I30])" office:value-type="float" office:value="7.20391706072223" calcext:value-type="float">
            <text:p>7,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" calcext:value-type="float">
            <text:p>0,31</text:p>
          </table:table-cell>
          <table:table-cell table:formula="of:=[.A$2]-[.A$4]*LN(1/[.B31]-1)" office:value-type="float" office:value="7.35960630963003" calcext:value-type="float">
            <text:p>7,3596063096</text:p>
          </table:table-cell>
          <table:table-cell table:number-columns-repeated="4"/>
          <table:table-cell table:formula="of:=[.A$2]-[.A$4]*LN(1/[.B31]-1)" office:value-type="float" office:value="7.35960630963003" calcext:value-type="float">
            <text:p>7,360</text:p>
          </table:table-cell>
          <table:table-cell table:formula="of:=IF([.H31]&gt;[.A$13];[.H31];[.A$13])" office:value-type="float" office:value="7.35960630963003" calcext:value-type="float">
            <text:p>7,360</text:p>
          </table:table-cell>
          <table:table-cell table:formula="of:=IF([.A$8]=1;ROUND([.I31]);[.I31])" office:value-type="float" office:value="7.35960630963003" calcext:value-type="float">
            <text:p>7,3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" calcext:value-type="float">
            <text:p>0,32</text:p>
          </table:table-cell>
          <table:table-cell table:formula="of:=[.A$2]-[.A$4]*LN(1/[.B32]-1)" office:value-type="float" office:value="7.51255305215795" calcext:value-type="float">
            <text:p>7,5125530522</text:p>
          </table:table-cell>
          <table:table-cell table:number-columns-repeated="4"/>
          <table:table-cell table:formula="of:=[.A$2]-[.A$4]*LN(1/[.B32]-1)" office:value-type="float" office:value="7.51255305215795" calcext:value-type="float">
            <text:p>7,513</text:p>
          </table:table-cell>
          <table:table-cell table:formula="of:=IF([.H32]&gt;[.A$13];[.H32];[.A$13])" office:value-type="float" office:value="7.51255305215795" calcext:value-type="float">
            <text:p>7,513</text:p>
          </table:table-cell>
          <table:table-cell table:formula="of:=IF([.A$8]=1;ROUND([.I32]);[.I32])" office:value-type="float" office:value="7.51255305215795" calcext:value-type="float">
            <text:p>7,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table:formula="of:=[.A$2]-[.A$4]*LN(1/[.B33]-1)" office:value-type="float" office:value="7.6629893088492" calcext:value-type="float">
            <text:p>7,6629893088</text:p>
          </table:table-cell>
          <table:table-cell table:number-columns-repeated="4"/>
          <table:table-cell table:formula="of:=[.A$2]-[.A$4]*LN(1/[.B33]-1)" office:value-type="float" office:value="7.6629893088492" calcext:value-type="float">
            <text:p>7,663</text:p>
          </table:table-cell>
          <table:table-cell table:formula="of:=IF([.H33]&gt;[.A$13];[.H33];[.A$13])" office:value-type="float" office:value="7.6629893088492" calcext:value-type="float">
            <text:p>7,663</text:p>
          </table:table-cell>
          <table:table-cell table:formula="of:=IF([.A$8]=1;ROUND([.I33]);[.I33])" office:value-type="float" office:value="7.6629893088492" calcext:value-type="float">
            <text:p>7,6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" calcext:value-type="float">
            <text:p>0,34</text:p>
          </table:table-cell>
          <table:table-cell table:formula="of:=[.A$2]-[.A$4]*LN(1/[.B34]-1)" office:value-type="float" office:value="7.81112908254613" calcext:value-type="float">
            <text:p>7,8111290825</text:p>
          </table:table-cell>
          <table:table-cell table:number-columns-repeated="4"/>
          <table:table-cell table:formula="of:=[.A$2]-[.A$4]*LN(1/[.B34]-1)" office:value-type="float" office:value="7.81112908254613" calcext:value-type="float">
            <text:p>7,811</text:p>
          </table:table-cell>
          <table:table-cell table:formula="of:=IF([.H34]&gt;[.A$13];[.H34];[.A$13])" office:value-type="float" office:value="7.81112908254613" calcext:value-type="float">
            <text:p>7,811</text:p>
          </table:table-cell>
          <table:table-cell table:formula="of:=IF([.A$8]=1;ROUND([.I34]);[.I34])" office:value-type="float" office:value="7.81112908254613" calcext:value-type="float">
            <text:p>7,8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table:formula="of:=[.A$2]-[.A$4]*LN(1/[.B35]-1)" office:value-type="float" office:value="7.95717061225946" calcext:value-type="float">
            <text:p>7,9571706123</text:p>
          </table:table-cell>
          <table:table-cell table:number-columns-repeated="4"/>
          <table:table-cell table:formula="of:=[.A$2]-[.A$4]*LN(1/[.B35]-1)" office:value-type="float" office:value="7.95717061225946" calcext:value-type="float">
            <text:p>7,957</text:p>
          </table:table-cell>
          <table:table-cell table:formula="of:=IF([.H35]&gt;[.A$13];[.H35];[.A$13])" office:value-type="float" office:value="7.95717061225946" calcext:value-type="float">
            <text:p>7,957</text:p>
          </table:table-cell>
          <table:table-cell table:formula="of:=IF([.A$8]=1;ROUND([.I35]);[.I35])" office:value-type="float" office:value="7.95717061225946" calcext:value-type="float">
            <text:p>7,9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" calcext:value-type="float">
            <text:p>0,36</text:p>
          </table:table-cell>
          <table:table-cell table:formula="of:=[.A$2]-[.A$4]*LN(1/[.B36]-1)" office:value-type="float" office:value="8.10129832181825" calcext:value-type="float">
            <text:p>8,1012983218</text:p>
          </table:table-cell>
          <table:table-cell table:number-columns-repeated="4"/>
          <table:table-cell table:formula="of:=[.A$2]-[.A$4]*LN(1/[.B36]-1)" office:value-type="float" office:value="8.10129832181825" calcext:value-type="float">
            <text:p>8,101</text:p>
          </table:table-cell>
          <table:table-cell table:formula="of:=IF([.H36]&gt;[.A$13];[.H36];[.A$13])" office:value-type="float" office:value="8.10129832181825" calcext:value-type="float">
            <text:p>8,101</text:p>
          </table:table-cell>
          <table:table-cell table:formula="of:=IF([.A$8]=1;ROUND([.I36]);[.I36])" office:value-type="float" office:value="8.10129832181825" calcext:value-type="float">
            <text:p>8,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" calcext:value-type="float">
            <text:p>0,37</text:p>
          </table:table-cell>
          <table:table-cell table:formula="of:=[.A$2]-[.A$4]*LN(1/[.B37]-1)" office:value-type="float" office:value="8.24368451463388" calcext:value-type="float">
            <text:p>8,2436845146</text:p>
          </table:table-cell>
          <table:table-cell table:number-columns-repeated="4"/>
          <table:table-cell table:formula="of:=[.A$2]-[.A$4]*LN(1/[.B37]-1)" office:value-type="float" office:value="8.24368451463388" calcext:value-type="float">
            <text:p>8,244</text:p>
          </table:table-cell>
          <table:table-cell table:formula="of:=IF([.H37]&gt;[.A$13];[.H37];[.A$13])" office:value-type="float" office:value="8.24368451463388" calcext:value-type="float">
            <text:p>8,244</text:p>
          </table:table-cell>
          <table:table-cell table:formula="of:=IF([.A$8]=1;ROUND([.I37]);[.I37])" office:value-type="float" office:value="8.24368451463388" calcext:value-type="float">
            <text:p>8,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" calcext:value-type="float">
            <text:p>0,38</text:p>
          </table:table-cell>
          <table:table-cell table:formula="of:=[.A$2]-[.A$4]*LN(1/[.B38]-1)" office:value-type="float" office:value="8.38449085644827" calcext:value-type="float">
            <text:p>8,3844908564</text:p>
          </table:table-cell>
          <table:table-cell table:number-columns-repeated="4"/>
          <table:table-cell table:formula="of:=[.A$2]-[.A$4]*LN(1/[.B38]-1)" office:value-type="float" office:value="8.38449085644827" calcext:value-type="float">
            <text:p>8,384</text:p>
          </table:table-cell>
          <table:table-cell table:formula="of:=IF([.H38]&gt;[.A$13];[.H38];[.A$13])" office:value-type="float" office:value="8.38449085644827" calcext:value-type="float">
            <text:p>8,384</text:p>
          </table:table-cell>
          <table:table-cell table:formula="of:=IF([.A$8]=1;ROUND([.I38]);[.I38])" office:value-type="float" office:value="8.38449085644827" calcext:value-type="float">
            <text:p>8,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table:formula="of:=[.A$2]-[.A$4]*LN(1/[.B39]-1)" office:value-type="float" office:value="8.52386968045591" calcext:value-type="float">
            <text:p>8,5238696805</text:p>
          </table:table-cell>
          <table:table-cell table:number-columns-repeated="4"/>
          <table:table-cell table:formula="of:=[.A$2]-[.A$4]*LN(1/[.B39]-1)" office:value-type="float" office:value="8.52386968045591" calcext:value-type="float">
            <text:p>8,524</text:p>
          </table:table-cell>
          <table:table-cell table:formula="of:=IF([.H39]&gt;[.A$13];[.H39];[.A$13])" office:value-type="float" office:value="8.52386968045591" calcext:value-type="float">
            <text:p>8,524</text:p>
          </table:table-cell>
          <table:table-cell table:formula="of:=IF([.A$8]=1;ROUND([.I39]);[.I39])" office:value-type="float" office:value="8.52386968045591" calcext:value-type="float">
            <text:p>8,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table:formula="of:=[.A$2]-[.A$4]*LN(1/[.B40]-1)" office:value-type="float" office:value="8.66196514324306" calcext:value-type="float">
            <text:p>8,6619651432</text:p>
          </table:table-cell>
          <table:table-cell table:number-columns-repeated="4"/>
          <table:table-cell table:formula="of:=[.A$2]-[.A$4]*LN(1/[.B40]-1)" office:value-type="float" office:value="8.66196514324306" calcext:value-type="float">
            <text:p>8,662</text:p>
          </table:table-cell>
          <table:table-cell table:formula="of:=IF([.H40]&gt;[.A$13];[.H40];[.A$13])" office:value-type="float" office:value="8.66196514324306" calcext:value-type="float">
            <text:p>8,662</text:p>
          </table:table-cell>
          <table:table-cell table:formula="of:=IF([.A$8]=1;ROUND([.I40]);[.I40])" office:value-type="float" office:value="8.66196514324306" calcext:value-type="float">
            <text:p>8,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" calcext:value-type="float">
            <text:p>0,41</text:p>
          </table:table-cell>
          <table:table-cell table:formula="of:=[.A$2]-[.A$4]*LN(1/[.B41]-1)" office:value-type="float" office:value="8.79891425523534" calcext:value-type="float">
            <text:p>8,7989142552</text:p>
          </table:table-cell>
          <table:table-cell table:number-columns-repeated="4"/>
          <table:table-cell table:formula="of:=[.A$2]-[.A$4]*LN(1/[.B41]-1)" office:value-type="float" office:value="8.79891425523534" calcext:value-type="float">
            <text:p>8,799</text:p>
          </table:table-cell>
          <table:table-cell table:formula="of:=IF([.H41]&gt;[.A$13];[.H41];[.A$13])" office:value-type="float" office:value="8.79891425523534" calcext:value-type="float">
            <text:p>8,799</text:p>
          </table:table-cell>
          <table:table-cell table:formula="of:=IF([.A$8]=1;ROUND([.I41]);[.I41])" office:value-type="float" office:value="8.79891425523534" calcext:value-type="float">
            <text:p>8,7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2" calcext:value-type="float">
            <text:p>0,42</text:p>
          </table:table-cell>
          <table:table-cell table:formula="of:=[.A$2]-[.A$4]*LN(1/[.B42]-1)" office:value-type="float" office:value="8.93484780553193" calcext:value-type="float">
            <text:p>8,9348478055</text:p>
          </table:table-cell>
          <table:table-cell table:number-columns-repeated="4"/>
          <table:table-cell table:formula="of:=[.A$2]-[.A$4]*LN(1/[.B42]-1)" office:value-type="float" office:value="8.93484780553193" calcext:value-type="float">
            <text:p>8,935</text:p>
          </table:table-cell>
          <table:table-cell table:formula="of:=IF([.H42]&gt;[.A$13];[.H42];[.A$13])" office:value-type="float" office:value="8.93484780553193" calcext:value-type="float">
            <text:p>8,935</text:p>
          </table:table-cell>
          <table:table-cell table:formula="of:=IF([.A$8]=1;ROUND([.I42]);[.I42])" office:value-type="float" office:value="8.93484780553193" calcext:value-type="float">
            <text:p>8,9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" calcext:value-type="float">
            <text:p>0,43</text:p>
          </table:table-cell>
          <table:table-cell table:formula="of:=[.A$2]-[.A$4]*LN(1/[.B43]-1)" office:value-type="float" office:value="9.06989119793474" calcext:value-type="float">
            <text:p>9,0698911979</text:p>
          </table:table-cell>
          <table:table-cell table:number-columns-repeated="4"/>
          <table:table-cell table:formula="of:=[.A$2]-[.A$4]*LN(1/[.B43]-1)" office:value-type="float" office:value="9.06989119793474" calcext:value-type="float">
            <text:p>9,070</text:p>
          </table:table-cell>
          <table:table-cell table:formula="of:=IF([.H43]&gt;[.A$13];[.H43];[.A$13])" office:value-type="float" office:value="9.06989119793474" calcext:value-type="float">
            <text:p>9,070</text:p>
          </table:table-cell>
          <table:table-cell table:formula="of:=IF([.A$8]=1;ROUND([.I43]);[.I43])" office:value-type="float" office:value="9.06989119793474" calcext:value-type="float">
            <text:p>9,0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" calcext:value-type="float">
            <text:p>0,44</text:p>
          </table:table-cell>
          <table:table-cell table:formula="of:=[.A$2]-[.A$4]*LN(1/[.B44]-1)" office:value-type="float" office:value="9.20416521250427" calcext:value-type="float">
            <text:p>9,2041652125</text:p>
          </table:table-cell>
          <table:table-cell table:number-columns-repeated="4"/>
          <table:table-cell table:formula="of:=[.A$2]-[.A$4]*LN(1/[.B44]-1)" office:value-type="float" office:value="9.20416521250427" calcext:value-type="float">
            <text:p>9,204</text:p>
          </table:table-cell>
          <table:table-cell table:formula="of:=IF([.H44]&gt;[.A$13];[.H44];[.A$13])" office:value-type="float" office:value="9.20416521250427" calcext:value-type="float">
            <text:p>9,204</text:p>
          </table:table-cell>
          <table:table-cell table:formula="of:=IF([.A$8]=1;ROUND([.I44]);[.I44])" office:value-type="float" office:value="9.20416521250427" calcext:value-type="float">
            <text:p>9,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table:formula="of:=[.A$2]-[.A$4]*LN(1/[.B45]-1)" office:value-type="float" office:value="9.3377867049749" calcext:value-type="float">
            <text:p>9,337786705</text:p>
          </table:table-cell>
          <table:table-cell table:number-columns-repeated="4"/>
          <table:table-cell table:formula="of:=[.A$2]-[.A$4]*LN(1/[.B45]-1)" office:value-type="float" office:value="9.3377867049749" calcext:value-type="float">
            <text:p>9,338</text:p>
          </table:table-cell>
          <table:table-cell table:formula="of:=IF([.H45]&gt;[.A$13];[.H45];[.A$13])" office:value-type="float" office:value="9.3377867049749" calcext:value-type="float">
            <text:p>9,338</text:p>
          </table:table-cell>
          <table:table-cell table:formula="of:=IF([.A$8]=1;ROUND([.I45]);[.I45])" office:value-type="float" office:value="9.3377867049749" calcext:value-type="float">
            <text:p>9,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6" calcext:value-type="float">
            <text:p>0,46</text:p>
          </table:table-cell>
          <table:table-cell table:formula="of:=[.A$2]-[.A$4]*LN(1/[.B46]-1)" office:value-type="float" office:value="9.47086925475191" calcext:value-type="float">
            <text:p>9,4708692548</text:p>
          </table:table-cell>
          <table:table-cell table:number-columns-repeated="4"/>
          <table:table-cell table:formula="of:=[.A$2]-[.A$4]*LN(1/[.B46]-1)" office:value-type="float" office:value="9.47086925475191" calcext:value-type="float">
            <text:p>9,471</text:p>
          </table:table-cell>
          <table:table-cell table:formula="of:=IF([.H46]&gt;[.A$13];[.H46];[.A$13])" office:value-type="float" office:value="9.47086925475191" calcext:value-type="float">
            <text:p>9,471</text:p>
          </table:table-cell>
          <table:table-cell table:formula="of:=IF([.A$8]=1;ROUND([.I46]);[.I46])" office:value-type="float" office:value="9.47086925475191" calcext:value-type="float">
            <text:p>9,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" calcext:value-type="float">
            <text:p>0,47</text:p>
          </table:table-cell>
          <table:table-cell table:formula="of:=[.A$2]-[.A$4]*LN(1/[.B47]-1)" office:value-type="float" office:value="9.60352377092119" calcext:value-type="float">
            <text:p>9,6035237709</text:p>
          </table:table-cell>
          <table:table-cell table:number-columns-repeated="4"/>
          <table:table-cell table:formula="of:=[.A$2]-[.A$4]*LN(1/[.B47]-1)" office:value-type="float" office:value="9.60352377092119" calcext:value-type="float">
            <text:p>9,604</text:p>
          </table:table-cell>
          <table:table-cell table:formula="of:=IF([.H47]&gt;[.A$13];[.H47];[.A$13])" office:value-type="float" office:value="9.60352377092119" calcext:value-type="float">
            <text:p>9,604</text:p>
          </table:table-cell>
          <table:table-cell table:formula="of:=IF([.A$8]=1;ROUND([.I47]);[.I47])" office:value-type="float" office:value="9.60352377092119" calcext:value-type="float">
            <text:p>9,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" calcext:value-type="float">
            <text:p>0,48</text:p>
          </table:table-cell>
          <table:table-cell table:formula="of:=[.A$2]-[.A$4]*LN(1/[.B48]-1)" office:value-type="float" office:value="9.73585906467733" calcext:value-type="float">
            <text:p>9,7358590647</text:p>
          </table:table-cell>
          <table:table-cell table:number-columns-repeated="4"/>
          <table:table-cell table:formula="of:=[.A$2]-[.A$4]*LN(1/[.B48]-1)" office:value-type="float" office:value="9.73585906467733" calcext:value-type="float">
            <text:p>9,736</text:p>
          </table:table-cell>
          <table:table-cell table:formula="of:=IF([.H48]&gt;[.A$13];[.H48];[.A$13])" office:value-type="float" office:value="9.73585906467733" calcext:value-type="float">
            <text:p>9,736</text:p>
          </table:table-cell>
          <table:table-cell table:formula="of:=IF([.A$8]=1;ROUND([.I48]);[.I48])" office:value-type="float" office:value="9.73585906467733" calcext:value-type="float">
            <text:p>9,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9" calcext:value-type="float">
            <text:p>0,49</text:p>
          </table:table-cell>
          <table:table-cell table:formula="of:=[.A$2]-[.A$4]*LN(1/[.B49]-1)" office:value-type="float" office:value="9.86798239577479" calcext:value-type="float">
            <text:p>9,8679823958</text:p>
          </table:table-cell>
          <table:table-cell table:number-columns-repeated="4"/>
          <table:table-cell table:formula="of:=[.A$2]-[.A$4]*LN(1/[.B49]-1)" office:value-type="float" office:value="9.86798239577479" calcext:value-type="float">
            <text:p>9,868</text:p>
          </table:table-cell>
          <table:table-cell table:formula="of:=IF([.H49]&gt;[.A$13];[.H49];[.A$13])" office:value-type="float" office:value="9.86798239577479" calcext:value-type="float">
            <text:p>9,868</text:p>
          </table:table-cell>
          <table:table-cell table:formula="of:=IF([.A$8]=1;ROUND([.I49]);[.I49])" office:value-type="float" office:value="9.86798239577479" calcext:value-type="float">
            <text:p>9,8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[.A$2]-[.A$4]*LN(1/[.B50]-1)" office:value-type="float" office:value="10" calcext:value-type="float">
            <text:p>10</text:p>
          </table:table-cell>
          <table:table-cell table:number-columns-repeated="4"/>
          <table:table-cell table:formula="of:=[.A$2]-[.A$4]*LN(1/[.B50]-1)" office:value-type="float" office:value="10" calcext:value-type="float">
            <text:p>10,000</text:p>
          </table:table-cell>
          <table:table-cell table:formula="of:=IF([.H50]&gt;[.A$13];[.H50];[.A$13])" office:value-type="float" office:value="10" calcext:value-type="float">
            <text:p>10,000</text:p>
          </table:table-cell>
          <table:table-cell table:formula="of:=IF([.A$8]=1;ROUND([.I50]);[.I50])" office:value-type="float" office:value="10" calcext:value-type="float">
            <text:p>10,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1" calcext:value-type="float">
            <text:p>0,51</text:p>
          </table:table-cell>
          <table:table-cell table:formula="of:=[.A$2]-[.A$4]*LN(1/[.B51]-1)" office:value-type="float" office:value="10.1320176042252" calcext:value-type="float">
            <text:p>10,1320176042</text:p>
          </table:table-cell>
          <table:table-cell table:number-columns-repeated="4"/>
          <table:table-cell table:formula="of:=[.A$2]-[.A$4]*LN(1/[.B51]-1)" office:value-type="float" office:value="10.1320176042252" calcext:value-type="float">
            <text:p>10,132</text:p>
          </table:table-cell>
          <table:table-cell table:formula="of:=IF([.H51]&gt;[.A$13];[.H51];[.A$13])" office:value-type="float" office:value="10.1320176042252" calcext:value-type="float">
            <text:p>10,132</text:p>
          </table:table-cell>
          <table:table-cell table:formula="of:=IF([.A$8]=1;ROUND([.I51]);[.I51])" office:value-type="float" office:value="10.1320176042252" calcext:value-type="float">
            <text:p>10,1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2" calcext:value-type="float">
            <text:p>0,52</text:p>
          </table:table-cell>
          <table:table-cell table:formula="of:=[.A$2]-[.A$4]*LN(1/[.B52]-1)" office:value-type="float" office:value="10.2641409353227" calcext:value-type="float">
            <text:p>10,2641409353</text:p>
          </table:table-cell>
          <table:table-cell table:number-columns-repeated="4"/>
          <table:table-cell table:formula="of:=[.A$2]-[.A$4]*LN(1/[.B52]-1)" office:value-type="float" office:value="10.2641409353227" calcext:value-type="float">
            <text:p>10,264</text:p>
          </table:table-cell>
          <table:table-cell table:formula="of:=IF([.H52]&gt;[.A$13];[.H52];[.A$13])" office:value-type="float" office:value="10.2641409353227" calcext:value-type="float">
            <text:p>10,264</text:p>
          </table:table-cell>
          <table:table-cell table:formula="of:=IF([.A$8]=1;ROUND([.I52]);[.I52])" office:value-type="float" office:value="10.2641409353227" calcext:value-type="float">
            <text:p>10,2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" calcext:value-type="float">
            <text:p>0,53</text:p>
          </table:table-cell>
          <table:table-cell table:formula="of:=[.A$2]-[.A$4]*LN(1/[.B53]-1)" office:value-type="float" office:value="10.3964762290788" calcext:value-type="float">
            <text:p>10,3964762291</text:p>
          </table:table-cell>
          <table:table-cell table:number-columns-repeated="4"/>
          <table:table-cell table:formula="of:=[.A$2]-[.A$4]*LN(1/[.B53]-1)" office:value-type="float" office:value="10.3964762290788" calcext:value-type="float">
            <text:p>10,396</text:p>
          </table:table-cell>
          <table:table-cell table:formula="of:=IF([.H53]&gt;[.A$13];[.H53];[.A$13])" office:value-type="float" office:value="10.3964762290788" calcext:value-type="float">
            <text:p>10,396</text:p>
          </table:table-cell>
          <table:table-cell table:formula="of:=IF([.A$8]=1;ROUND([.I53]);[.I53])" office:value-type="float" office:value="10.3964762290788" calcext:value-type="float">
            <text:p>10,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4" calcext:value-type="float">
            <text:p>0,54</text:p>
          </table:table-cell>
          <table:table-cell table:formula="of:=[.A$2]-[.A$4]*LN(1/[.B54]-1)" office:value-type="float" office:value="10.5291307452481" calcext:value-type="float">
            <text:p>10,5291307452</text:p>
          </table:table-cell>
          <table:table-cell table:number-columns-repeated="4"/>
          <table:table-cell table:formula="of:=[.A$2]-[.A$4]*LN(1/[.B54]-1)" office:value-type="float" office:value="10.5291307452481" calcext:value-type="float">
            <text:p>10,529</text:p>
          </table:table-cell>
          <table:table-cell table:formula="of:=IF([.H54]&gt;[.A$13];[.H54];[.A$13])" office:value-type="float" office:value="10.5291307452481" calcext:value-type="float">
            <text:p>10,529</text:p>
          </table:table-cell>
          <table:table-cell table:formula="of:=IF([.A$8]=1;ROUND([.I54]);[.I54])" office:value-type="float" office:value="10.5291307452481" calcext:value-type="float">
            <text:p>10,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table:formula="of:=[.A$2]-[.A$4]*LN(1/[.B55]-1)" office:value-type="float" office:value="10.6622132950251" calcext:value-type="float">
            <text:p>10,662213295</text:p>
          </table:table-cell>
          <table:table-cell table:number-columns-repeated="4"/>
          <table:table-cell table:formula="of:=[.A$2]-[.A$4]*LN(1/[.B55]-1)" office:value-type="float" office:value="10.6622132950251" calcext:value-type="float">
            <text:p>10,662</text:p>
          </table:table-cell>
          <table:table-cell table:formula="of:=IF([.H55]&gt;[.A$13];[.H55];[.A$13])" office:value-type="float" office:value="10.6622132950251" calcext:value-type="float">
            <text:p>10,662</text:p>
          </table:table-cell>
          <table:table-cell table:formula="of:=IF([.A$8]=1;ROUND([.I55]);[.I55])" office:value-type="float" office:value="10.6622132950251" calcext:value-type="float">
            <text:p>10,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6" calcext:value-type="float">
            <text:p>0,56</text:p>
          </table:table-cell>
          <table:table-cell table:formula="of:=[.A$2]-[.A$4]*LN(1/[.B56]-1)" office:value-type="float" office:value="10.7958347874957" calcext:value-type="float">
            <text:p>10,7958347875</text:p>
          </table:table-cell>
          <table:table-cell table:number-columns-repeated="4"/>
          <table:table-cell table:formula="of:=[.A$2]-[.A$4]*LN(1/[.B56]-1)" office:value-type="float" office:value="10.7958347874957" calcext:value-type="float">
            <text:p>10,796</text:p>
          </table:table-cell>
          <table:table-cell table:formula="of:=IF([.H56]&gt;[.A$13];[.H56];[.A$13])" office:value-type="float" office:value="10.7958347874957" calcext:value-type="float">
            <text:p>10,796</text:p>
          </table:table-cell>
          <table:table-cell table:formula="of:=IF([.A$8]=1;ROUND([.I56]);[.I56])" office:value-type="float" office:value="10.7958347874957" calcext:value-type="float">
            <text:p>10,7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" calcext:value-type="float">
            <text:p>0,57</text:p>
          </table:table-cell>
          <table:table-cell table:formula="of:=[.A$2]-[.A$4]*LN(1/[.B57]-1)" office:value-type="float" office:value="10.9301088020653" calcext:value-type="float">
            <text:p>10,9301088021</text:p>
          </table:table-cell>
          <table:table-cell table:number-columns-repeated="4"/>
          <table:table-cell table:formula="of:=[.A$2]-[.A$4]*LN(1/[.B57]-1)" office:value-type="float" office:value="10.9301088020653" calcext:value-type="float">
            <text:p>10,930</text:p>
          </table:table-cell>
          <table:table-cell table:formula="of:=IF([.H57]&gt;[.A$13];[.H57];[.A$13])" office:value-type="float" office:value="10.9301088020653" calcext:value-type="float">
            <text:p>10,930</text:p>
          </table:table-cell>
          <table:table-cell table:formula="of:=IF([.A$8]=1;ROUND([.I57]);[.I57])" office:value-type="float" office:value="10.9301088020653" calcext:value-type="float">
            <text:p>10,9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" calcext:value-type="float">
            <text:p>0,58</text:p>
          </table:table-cell>
          <table:table-cell table:formula="of:=[.A$2]-[.A$4]*LN(1/[.B58]-1)" office:value-type="float" office:value="11.0651521944681" calcext:value-type="float">
            <text:p>11,0651521945</text:p>
          </table:table-cell>
          <table:table-cell table:number-columns-repeated="4"/>
          <table:table-cell table:formula="of:=[.A$2]-[.A$4]*LN(1/[.B58]-1)" office:value-type="float" office:value="11.0651521944681" calcext:value-type="float">
            <text:p>11,065</text:p>
          </table:table-cell>
          <table:table-cell table:formula="of:=IF([.H58]&gt;[.A$13];[.H58];[.A$13])" office:value-type="float" office:value="11.0651521944681" calcext:value-type="float">
            <text:p>11,065</text:p>
          </table:table-cell>
          <table:table-cell table:formula="of:=IF([.A$8]=1;ROUND([.I58]);[.I58])" office:value-type="float" office:value="11.0651521944681" calcext:value-type="float">
            <text:p>11,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" calcext:value-type="float">
            <text:p>0,59</text:p>
          </table:table-cell>
          <table:table-cell table:formula="of:=[.A$2]-[.A$4]*LN(1/[.B59]-1)" office:value-type="float" office:value="11.2010857447647" calcext:value-type="float">
            <text:p>11,2010857448</text:p>
          </table:table-cell>
          <table:table-cell table:number-columns-repeated="4"/>
          <table:table-cell table:formula="of:=[.A$2]-[.A$4]*LN(1/[.B59]-1)" office:value-type="float" office:value="11.2010857447647" calcext:value-type="float">
            <text:p>11,201</text:p>
          </table:table-cell>
          <table:table-cell table:formula="of:=IF([.H59]&gt;[.A$13];[.H59];[.A$13])" office:value-type="float" office:value="11.2010857447647" calcext:value-type="float">
            <text:p>11,201</text:p>
          </table:table-cell>
          <table:table-cell table:formula="of:=IF([.A$8]=1;ROUND([.I59]);[.I59])" office:value-type="float" office:value="11.2010857447647" calcext:value-type="float">
            <text:p>11,2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table:formula="of:=[.A$2]-[.A$4]*LN(1/[.B60]-1)" office:value-type="float" office:value="11.3380348567569" calcext:value-type="float">
            <text:p>11,3380348568</text:p>
          </table:table-cell>
          <table:table-cell table:number-columns-repeated="4"/>
          <table:table-cell table:formula="of:=[.A$2]-[.A$4]*LN(1/[.B60]-1)" office:value-type="float" office:value="11.3380348567569" calcext:value-type="float">
            <text:p>11,338</text:p>
          </table:table-cell>
          <table:table-cell table:formula="of:=IF([.H60]&gt;[.A$13];[.H60];[.A$13])" office:value-type="float" office:value="11.3380348567569" calcext:value-type="float">
            <text:p>11,338</text:p>
          </table:table-cell>
          <table:table-cell table:formula="of:=IF([.A$8]=1;ROUND([.I60]);[.I60])" office:value-type="float" office:value="11.3380348567569" calcext:value-type="float">
            <text:p>11,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1" calcext:value-type="float">
            <text:p>0,61</text:p>
          </table:table-cell>
          <table:table-cell table:formula="of:=[.A$2]-[.A$4]*LN(1/[.B61]-1)" office:value-type="float" office:value="11.4761303195441" calcext:value-type="float">
            <text:p>11,4761303195</text:p>
          </table:table-cell>
          <table:table-cell table:number-columns-repeated="4"/>
          <table:table-cell table:formula="of:=[.A$2]-[.A$4]*LN(1/[.B61]-1)" office:value-type="float" office:value="11.4761303195441" calcext:value-type="float">
            <text:p>11,476</text:p>
          </table:table-cell>
          <table:table-cell table:formula="of:=IF([.H61]&gt;[.A$13];[.H61];[.A$13])" office:value-type="float" office:value="11.4761303195441" calcext:value-type="float">
            <text:p>11,476</text:p>
          </table:table-cell>
          <table:table-cell table:formula="of:=IF([.A$8]=1;ROUND([.I61]);[.I61])" office:value-type="float" office:value="11.4761303195441" calcext:value-type="float">
            <text:p>11,4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" calcext:value-type="float">
            <text:p>0,62</text:p>
          </table:table-cell>
          <table:table-cell table:formula="of:=[.A$2]-[.A$4]*LN(1/[.B62]-1)" office:value-type="float" office:value="11.6155091435517" calcext:value-type="float">
            <text:p>11,6155091436</text:p>
          </table:table-cell>
          <table:table-cell table:number-columns-repeated="4"/>
          <table:table-cell table:formula="of:=[.A$2]-[.A$4]*LN(1/[.B62]-1)" office:value-type="float" office:value="11.6155091435517" calcext:value-type="float">
            <text:p>11,616</text:p>
          </table:table-cell>
          <table:table-cell table:formula="of:=IF([.H62]&gt;[.A$13];[.H62];[.A$13])" office:value-type="float" office:value="11.6155091435517" calcext:value-type="float">
            <text:p>11,616</text:p>
          </table:table-cell>
          <table:table-cell table:formula="of:=IF([.A$8]=1;ROUND([.I62]);[.I62])" office:value-type="float" office:value="11.6155091435517" calcext:value-type="float">
            <text:p>11,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3" calcext:value-type="float">
            <text:p>0,63</text:p>
          </table:table-cell>
          <table:table-cell table:formula="of:=[.A$2]-[.A$4]*LN(1/[.B63]-1)" office:value-type="float" office:value="11.7563154853661" calcext:value-type="float">
            <text:p>11,7563154854</text:p>
          </table:table-cell>
          <table:table-cell table:number-columns-repeated="4"/>
          <table:table-cell table:formula="of:=[.A$2]-[.A$4]*LN(1/[.B63]-1)" office:value-type="float" office:value="11.7563154853661" calcext:value-type="float">
            <text:p>11,756</text:p>
          </table:table-cell>
          <table:table-cell table:formula="of:=IF([.H63]&gt;[.A$13];[.H63];[.A$13])" office:value-type="float" office:value="11.7563154853661" calcext:value-type="float">
            <text:p>11,756</text:p>
          </table:table-cell>
          <table:table-cell table:formula="of:=IF([.A$8]=1;ROUND([.I63]);[.I63])" office:value-type="float" office:value="11.7563154853661" calcext:value-type="float">
            <text:p>11,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" calcext:value-type="float">
            <text:p>0,64</text:p>
          </table:table-cell>
          <table:table-cell table:formula="of:=[.A$2]-[.A$4]*LN(1/[.B64]-1)" office:value-type="float" office:value="11.8987016781818" calcext:value-type="float">
            <text:p>11,8987016782</text:p>
          </table:table-cell>
          <table:table-cell table:number-columns-repeated="4"/>
          <table:table-cell table:formula="of:=[.A$2]-[.A$4]*LN(1/[.B64]-1)" office:value-type="float" office:value="11.8987016781818" calcext:value-type="float">
            <text:p>11,899</text:p>
          </table:table-cell>
          <table:table-cell table:formula="of:=IF([.H64]&gt;[.A$13];[.H64];[.A$13])" office:value-type="float" office:value="11.8987016781818" calcext:value-type="float">
            <text:p>11,899</text:p>
          </table:table-cell>
          <table:table-cell table:formula="of:=IF([.A$8]=1;ROUND([.I64]);[.I64])" office:value-type="float" office:value="11.8987016781818" calcext:value-type="float">
            <text:p>11,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table:formula="of:=[.A$2]-[.A$4]*LN(1/[.B65]-1)" office:value-type="float" office:value="12.0428293877405" calcext:value-type="float">
            <text:p>12,0428293877</text:p>
          </table:table-cell>
          <table:table-cell table:number-columns-repeated="4"/>
          <table:table-cell table:formula="of:=[.A$2]-[.A$4]*LN(1/[.B65]-1)" office:value-type="float" office:value="12.0428293877405" calcext:value-type="float">
            <text:p>12,043</text:p>
          </table:table-cell>
          <table:table-cell table:formula="of:=IF([.H65]&gt;[.A$13];[.H65];[.A$13])" office:value-type="float" office:value="12.0428293877405" calcext:value-type="float">
            <text:p>12,043</text:p>
          </table:table-cell>
          <table:table-cell table:formula="of:=IF([.A$8]=1;ROUND([.I65]);[.I65])" office:value-type="float" office:value="12.0428293877405" calcext:value-type="float">
            <text:p>12,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table:formula="of:=[.A$2]-[.A$4]*LN(1/[.B66]-1)" office:value-type="float" office:value="12.1888709174539" calcext:value-type="float">
            <text:p>12,1888709175</text:p>
          </table:table-cell>
          <table:table-cell table:number-columns-repeated="4"/>
          <table:table-cell table:formula="of:=[.A$2]-[.A$4]*LN(1/[.B66]-1)" office:value-type="float" office:value="12.1888709174539" calcext:value-type="float">
            <text:p>12,189</text:p>
          </table:table-cell>
          <table:table-cell table:formula="of:=IF([.H66]&gt;[.A$13];[.H66];[.A$13])" office:value-type="float" office:value="12.1888709174539" calcext:value-type="float">
            <text:p>12,189</text:p>
          </table:table-cell>
          <table:table-cell table:formula="of:=IF([.A$8]=1;ROUND([.I66]);[.I66])" office:value-type="float" office:value="12.1888709174539" calcext:value-type="float">
            <text:p>12,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7" calcext:value-type="float">
            <text:p>0,67</text:p>
          </table:table-cell>
          <table:table-cell table:formula="of:=[.A$2]-[.A$4]*LN(1/[.B67]-1)" office:value-type="float" office:value="12.3370106911508" calcext:value-type="float">
            <text:p>12,3370106912</text:p>
          </table:table-cell>
          <table:table-cell table:number-columns-repeated="4"/>
          <table:table-cell table:formula="of:=[.A$2]-[.A$4]*LN(1/[.B67]-1)" office:value-type="float" office:value="12.3370106911508" calcext:value-type="float">
            <text:p>12,337</text:p>
          </table:table-cell>
          <table:table-cell table:formula="of:=IF([.H67]&gt;[.A$13];[.H67];[.A$13])" office:value-type="float" office:value="12.3370106911508" calcext:value-type="float">
            <text:p>12,337</text:p>
          </table:table-cell>
          <table:table-cell table:formula="of:=IF([.A$8]=1;ROUND([.I67]);[.I67])" office:value-type="float" office:value="12.3370106911508" calcext:value-type="float">
            <text:p>12,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" calcext:value-type="float">
            <text:p>0,68</text:p>
          </table:table-cell>
          <table:table-cell table:formula="of:=[.A$2]-[.A$4]*LN(1/[.B68]-1)" office:value-type="float" office:value="12.4874469478421" calcext:value-type="float">
            <text:p>12,4874469478</text:p>
          </table:table-cell>
          <table:table-cell table:number-columns-repeated="4"/>
          <table:table-cell table:formula="of:=[.A$2]-[.A$4]*LN(1/[.B68]-1)" office:value-type="float" office:value="12.4874469478421" calcext:value-type="float">
            <text:p>12,487</text:p>
          </table:table-cell>
          <table:table-cell table:formula="of:=IF([.H68]&gt;[.A$13];[.H68];[.A$13])" office:value-type="float" office:value="12.4874469478421" calcext:value-type="float">
            <text:p>12,487</text:p>
          </table:table-cell>
          <table:table-cell table:formula="of:=IF([.A$8]=1;ROUND([.I68]);[.I68])" office:value-type="float" office:value="12.4874469478421" calcext:value-type="float">
            <text:p>12,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table:formula="of:=[.A$2]-[.A$4]*LN(1/[.B69]-1)" office:value-type="float" office:value="12.64039369037" calcext:value-type="float">
            <text:p>12,6403936904</text:p>
          </table:table-cell>
          <table:table-cell table:number-columns-repeated="4"/>
          <table:table-cell table:formula="of:=[.A$2]-[.A$4]*LN(1/[.B69]-1)" office:value-type="float" office:value="12.64039369037" calcext:value-type="float">
            <text:p>12,640</text:p>
          </table:table-cell>
          <table:table-cell table:formula="of:=IF([.H69]&gt;[.A$13];[.H69];[.A$13])" office:value-type="float" office:value="12.64039369037" calcext:value-type="float">
            <text:p>12,640</text:p>
          </table:table-cell>
          <table:table-cell table:formula="of:=IF([.A$8]=1;ROUND([.I69]);[.I69])" office:value-type="float" office:value="12.64039369037" calcext:value-type="float">
            <text:p>12,6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table:formula="of:=[.A$2]-[.A$4]*LN(1/[.B70]-1)" office:value-type="float" office:value="12.7960829392778" calcext:value-type="float">
            <text:p>12,7960829393</text:p>
          </table:table-cell>
          <table:table-cell table:number-columns-repeated="4"/>
          <table:table-cell table:formula="of:=[.A$2]-[.A$4]*LN(1/[.B70]-1)" office:value-type="float" office:value="12.7960829392778" calcext:value-type="float">
            <text:p>12,796</text:p>
          </table:table-cell>
          <table:table-cell table:formula="of:=IF([.H70]&gt;[.A$13];[.H70];[.A$13])" office:value-type="float" office:value="12.7960829392778" calcext:value-type="float">
            <text:p>12,796</text:p>
          </table:table-cell>
          <table:table-cell table:formula="of:=IF([.A$8]=1;ROUND([.I70]);[.I70])" office:value-type="float" office:value="12.7960829392778" calcext:value-type="float">
            <text:p>12,7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" calcext:value-type="float">
            <text:p>0,71</text:p>
          </table:table-cell>
          <table:table-cell table:formula="of:=[.A$2]-[.A$4]*LN(1/[.B71]-1)" office:value-type="float" office:value="12.954767355281" calcext:value-type="float">
            <text:p>12,9547673553</text:p>
          </table:table-cell>
          <table:table-cell table:number-columns-repeated="4"/>
          <table:table-cell table:formula="of:=[.A$2]-[.A$4]*LN(1/[.B71]-1)" office:value-type="float" office:value="12.954767355281" calcext:value-type="float">
            <text:p>12,955</text:p>
          </table:table-cell>
          <table:table-cell table:formula="of:=IF([.H71]&gt;[.A$13];[.H71];[.A$13])" office:value-type="float" office:value="12.954767355281" calcext:value-type="float">
            <text:p>12,955</text:p>
          </table:table-cell>
          <table:table-cell table:formula="of:=IF([.A$8]=1;ROUND([.I71]);[.I71])" office:value-type="float" office:value="12.954767355281" calcext:value-type="float">
            <text:p>12,9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" calcext:value-type="float">
            <text:p>0,72</text:p>
          </table:table-cell>
          <table:table-cell table:formula="of:=[.A$2]-[.A$4]*LN(1/[.B72]-1)" office:value-type="float" office:value="13.1167233091748" calcext:value-type="float">
            <text:p>13,1167233092</text:p>
          </table:table-cell>
          <table:table-cell table:number-columns-repeated="4"/>
          <table:table-cell table:formula="of:=[.A$2]-[.A$4]*LN(1/[.B72]-1)" office:value-type="float" office:value="13.1167233091748" calcext:value-type="float">
            <text:p>13,117</text:p>
          </table:table-cell>
          <table:table-cell table:formula="of:=IF([.H72]&gt;[.A$13];[.H72];[.A$13])" office:value-type="float" office:value="13.1167233091748" calcext:value-type="float">
            <text:p>13,117</text:p>
          </table:table-cell>
          <table:table-cell table:formula="of:=IF([.A$8]=1;ROUND([.I72]);[.I72])" office:value-type="float" office:value="13.1167233091748" calcext:value-type="float">
            <text:p>13,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" calcext:value-type="float">
            <text:p>0,73</text:p>
          </table:table-cell>
          <table:table-cell table:formula="of:=[.A$2]-[.A$4]*LN(1/[.B73]-1)" office:value-type="float" office:value="13.2822544979754" calcext:value-type="float">
            <text:p>13,282254498</text:p>
          </table:table-cell>
          <table:table-cell table:number-columns-repeated="4"/>
          <table:table-cell table:formula="of:=[.A$2]-[.A$4]*LN(1/[.B73]-1)" office:value-type="float" office:value="13.2822544979754" calcext:value-type="float">
            <text:p>13,282</text:p>
          </table:table-cell>
          <table:table-cell table:formula="of:=IF([.H73]&gt;[.A$13];[.H73];[.A$13])" office:value-type="float" office:value="13.2822544979754" calcext:value-type="float">
            <text:p>13,282</text:p>
          </table:table-cell>
          <table:table-cell table:formula="of:=IF([.A$8]=1;ROUND([.I73]);[.I73])" office:value-type="float" office:value="13.2822544979754" calcext:value-type="float">
            <text:p>13,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" calcext:value-type="float">
            <text:p>0,74</text:p>
          </table:table-cell>
          <table:table-cell table:formula="of:=[.A$2]-[.A$4]*LN(1/[.B74]-1)" office:value-type="float" office:value="13.4516962321029" calcext:value-type="float">
            <text:p>13,4516962321</text:p>
          </table:table-cell>
          <table:table-cell table:number-columns-repeated="4"/>
          <table:table-cell table:formula="of:=[.A$2]-[.A$4]*LN(1/[.B74]-1)" office:value-type="float" office:value="13.4516962321029" calcext:value-type="float">
            <text:p>13,452</text:p>
          </table:table-cell>
          <table:table-cell table:formula="of:=IF([.H74]&gt;[.A$13];[.H74];[.A$13])" office:value-type="float" office:value="13.4516962321029" calcext:value-type="float">
            <text:p>13,452</text:p>
          </table:table-cell>
          <table:table-cell table:formula="of:=IF([.A$8]=1;ROUND([.I74]);[.I74])" office:value-type="float" office:value="13.4516962321029" calcext:value-type="float">
            <text:p>13,4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table:formula="of:=[.A$2]-[.A$4]*LN(1/[.B75]-1)" office:value-type="float" office:value="13.6254205526048" calcext:value-type="float">
            <text:p>13,6254205526</text:p>
          </table:table-cell>
          <table:table-cell table:number-columns-repeated="4"/>
          <table:table-cell table:formula="of:=[.A$2]-[.A$4]*LN(1/[.B75]-1)" office:value-type="float" office:value="13.6254205526048" calcext:value-type="float">
            <text:p>13,625</text:p>
          </table:table-cell>
          <table:table-cell table:formula="of:=IF([.H75]&gt;[.A$13];[.H75];[.A$13])" office:value-type="float" office:value="13.6254205526048" calcext:value-type="float">
            <text:p>13,625</text:p>
          </table:table-cell>
          <table:table-cell table:formula="of:=IF([.A$8]=1;ROUND([.I75]);[.I75])" office:value-type="float" office:value="13.6254205526048" calcext:value-type="float">
            <text:p>13,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" calcext:value-type="float">
            <text:p>0,76</text:p>
          </table:table-cell>
          <table:table-cell table:formula="of:=[.A$2]-[.A$4]*LN(1/[.B76]-1)" office:value-type="float" office:value="13.8038423827967" calcext:value-type="float">
            <text:p>13,8038423828</text:p>
          </table:table-cell>
          <table:table-cell table:number-columns-repeated="4"/>
          <table:table-cell table:formula="of:=[.A$2]-[.A$4]*LN(1/[.B76]-1)" office:value-type="float" office:value="13.8038423827967" calcext:value-type="float">
            <text:p>13,804</text:p>
          </table:table-cell>
          <table:table-cell table:formula="of:=IF([.H76]&gt;[.A$13];[.H76];[.A$13])" office:value-type="float" office:value="13.8038423827967" calcext:value-type="float">
            <text:p>13,804</text:p>
          </table:table-cell>
          <table:table-cell table:formula="of:=IF([.A$8]=1;ROUND([.I76]);[.I76])" office:value-type="float" office:value="13.8038423827967" calcext:value-type="float">
            <text:p>13,8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" calcext:value-type="float">
            <text:p>0,77</text:p>
          </table:table-cell>
          <table:table-cell table:formula="of:=[.A$2]-[.A$4]*LN(1/[.B77]-1)" office:value-type="float" office:value="13.987426979551" calcext:value-type="float">
            <text:p>13,9874269796</text:p>
          </table:table-cell>
          <table:table-cell table:number-columns-repeated="4"/>
          <table:table-cell table:formula="of:=[.A$2]-[.A$4]*LN(1/[.B77]-1)" office:value-type="float" office:value="13.987426979551" calcext:value-type="float">
            <text:p>13,987</text:p>
          </table:table-cell>
          <table:table-cell table:formula="of:=IF([.H77]&gt;[.A$13];[.H77];[.A$13])" office:value-type="float" office:value="13.987426979551" calcext:value-type="float">
            <text:p>13,987</text:p>
          </table:table-cell>
          <table:table-cell table:formula="of:=IF([.A$8]=1;ROUND([.I77]);[.I77])" office:value-type="float" office:value="13.987426979551" calcext:value-type="float">
            <text:p>13,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" calcext:value-type="float">
            <text:p>0,78</text:p>
          </table:table-cell>
          <table:table-cell table:formula="of:=[.A$2]-[.A$4]*LN(1/[.B78]-1)" office:value-type="float" office:value="14.1766990319932" calcext:value-type="float">
            <text:p>14,176699032</text:p>
          </table:table-cell>
          <table:table-cell table:number-columns-repeated="4"/>
          <table:table-cell table:formula="of:=[.A$2]-[.A$4]*LN(1/[.B78]-1)" office:value-type="float" office:value="14.1766990319932" calcext:value-type="float">
            <text:p>14,177</text:p>
          </table:table-cell>
          <table:table-cell table:formula="of:=IF([.H78]&gt;[.A$13];[.H78];[.A$13])" office:value-type="float" office:value="14.1766990319932" calcext:value-type="float">
            <text:p>14,177</text:p>
          </table:table-cell>
          <table:table-cell table:formula="of:=IF([.A$8]=1;ROUND([.I78]);[.I78])" office:value-type="float" office:value="14.1766990319932" calcext:value-type="float">
            <text:p>14,1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" calcext:value-type="float">
            <text:p>0,79</text:p>
          </table:table-cell>
          <table:table-cell table:formula="of:=[.A$2]-[.A$4]*LN(1/[.B79]-1)" office:value-type="float" office:value="14.3722538686539" calcext:value-type="float">
            <text:p>14,3722538687</text:p>
          </table:table-cell>
          <table:table-cell table:number-columns-repeated="4"/>
          <table:table-cell table:formula="of:=[.A$2]-[.A$4]*LN(1/[.B79]-1)" office:value-type="float" office:value="14.3722538686539" calcext:value-type="float">
            <text:p>14,372</text:p>
          </table:table-cell>
          <table:table-cell table:formula="of:=IF([.H79]&gt;[.A$13];[.H79];[.A$13])" office:value-type="float" office:value="14.3722538686539" calcext:value-type="float">
            <text:p>14,372</text:p>
          </table:table-cell>
          <table:table-cell table:formula="of:=IF([.A$8]=1;ROUND([.I79]);[.I79])" office:value-type="float" office:value="14.3722538686539" calcext:value-type="float">
            <text:p>14,3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table:formula="of:=[.A$2]-[.A$4]*LN(1/[.B80]-1)" office:value-type="float" office:value="14.5747713916956" calcext:value-type="float">
            <text:p>14,5747713917</text:p>
          </table:table-cell>
          <table:table-cell table:number-columns-repeated="4"/>
          <table:table-cell table:formula="of:=[.A$2]-[.A$4]*LN(1/[.B80]-1)" office:value-type="float" office:value="14.5747713916956" calcext:value-type="float">
            <text:p>14,575</text:p>
          </table:table-cell>
          <table:table-cell table:formula="of:=IF([.H80]&gt;[.A$13];[.H80];[.A$13])" office:value-type="float" office:value="14.5747713916956" calcext:value-type="float">
            <text:p>14,575</text:p>
          </table:table-cell>
          <table:table-cell table:formula="of:=IF([.A$8]=1;ROUND([.I80]);[.I80])" office:value-type="float" office:value="14.5747713916956" calcext:value-type="float">
            <text:p>14,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" calcext:value-type="float">
            <text:p>0,81</text:p>
          </table:table-cell>
          <table:table-cell table:formula="of:=[.A$2]-[.A$4]*LN(1/[.B81]-1)" office:value-type="float" office:value="14.7850335791698" calcext:value-type="float">
            <text:p>14,7850335792</text:p>
          </table:table-cell>
          <table:table-cell table:number-columns-repeated="4"/>
          <table:table-cell table:formula="of:=[.A$2]-[.A$4]*LN(1/[.B81]-1)" office:value-type="float" office:value="14.7850335791698" calcext:value-type="float">
            <text:p>14,785</text:p>
          </table:table-cell>
          <table:table-cell table:formula="of:=IF([.H81]&gt;[.A$13];[.H81];[.A$13])" office:value-type="float" office:value="14.7850335791698" calcext:value-type="float">
            <text:p>14,785</text:p>
          </table:table-cell>
          <table:table-cell table:formula="of:=IF([.A$8]=1;ROUND([.I81]);[.I81])" office:value-type="float" office:value="14.7850335791698" calcext:value-type="float">
            <text:p>14,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2" calcext:value-type="float">
            <text:p>0,82</text:p>
          </table:table-cell>
          <table:table-cell table:formula="of:=[.A$2]-[.A$4]*LN(1/[.B82]-1)" office:value-type="float" office:value="15.0039467149147" calcext:value-type="float">
            <text:p>15,0039467149</text:p>
          </table:table-cell>
          <table:table-cell table:number-columns-repeated="4"/>
          <table:table-cell table:formula="of:=[.A$2]-[.A$4]*LN(1/[.B82]-1)" office:value-type="float" office:value="15.0039467149147" calcext:value-type="float">
            <text:p>15,004</text:p>
          </table:table-cell>
          <table:table-cell table:formula="of:=IF([.H82]&gt;[.A$13];[.H82];[.A$13])" office:value-type="float" office:value="15.0039467149147" calcext:value-type="float">
            <text:p>15,004</text:p>
          </table:table-cell>
          <table:table-cell table:formula="of:=IF([.A$8]=1;ROUND([.I82]);[.I82])" office:value-type="float" office:value="15.0039467149147" calcext:value-type="float">
            <text:p>15,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" calcext:value-type="float">
            <text:p>0,83</text:p>
          </table:table-cell>
          <table:table-cell table:formula="of:=[.A$2]-[.A$4]*LN(1/[.B83]-1)" office:value-type="float" office:value="15.2325699703433" calcext:value-type="float">
            <text:p>15,2325699703</text:p>
          </table:table-cell>
          <table:table-cell table:number-columns-repeated="4"/>
          <table:table-cell table:formula="of:=[.A$2]-[.A$4]*LN(1/[.B83]-1)" office:value-type="float" office:value="15.2325699703433" calcext:value-type="float">
            <text:p>15,233</text:p>
          </table:table-cell>
          <table:table-cell table:formula="of:=IF([.H83]&gt;[.A$13];[.H83];[.A$13])" office:value-type="float" office:value="15.2325699703433" calcext:value-type="float">
            <text:p>15,233</text:p>
          </table:table-cell>
          <table:table-cell table:formula="of:=IF([.A$8]=1;ROUND([.I83]);[.I83])" office:value-type="float" office:value="15.2325699703433" calcext:value-type="float">
            <text:p>15,2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" calcext:value-type="float">
            <text:p>0,84</text:p>
          </table:table-cell>
          <table:table-cell table:formula="of:=[.A$2]-[.A$4]*LN(1/[.B84]-1)" office:value-type="float" office:value="15.4721526527917" calcext:value-type="float">
            <text:p>15,4721526528</text:p>
          </table:table-cell>
          <table:table-cell table:number-columns-repeated="4"/>
          <table:table-cell table:formula="of:=[.A$2]-[.A$4]*LN(1/[.B84]-1)" office:value-type="float" office:value="15.4721526527917" calcext:value-type="float">
            <text:p>15,472</text:p>
          </table:table-cell>
          <table:table-cell table:formula="of:=IF([.H84]&gt;[.A$13];[.H84];[.A$13])" office:value-type="float" office:value="15.4721526527917" calcext:value-type="float">
            <text:p>15,472</text:p>
          </table:table-cell>
          <table:table-cell table:formula="of:=IF([.A$8]=1;ROUND([.I84]);[.I84])" office:value-type="float" office:value="15.4721526527917" calcext:value-type="float">
            <text:p>15,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table:formula="of:=[.A$2]-[.A$4]*LN(1/[.B85]-1)" office:value-type="float" office:value="15.7241834827808" calcext:value-type="float">
            <text:p>15,7241834828</text:p>
          </table:table-cell>
          <table:table-cell table:number-columns-repeated="4"/>
          <table:table-cell table:formula="of:=[.A$2]-[.A$4]*LN(1/[.B85]-1)" office:value-type="float" office:value="15.7241834827808" calcext:value-type="float">
            <text:p>15,724</text:p>
          </table:table-cell>
          <table:table-cell table:formula="of:=IF([.H85]&gt;[.A$13];[.H85];[.A$13])" office:value-type="float" office:value="15.7241834827808" calcext:value-type="float">
            <text:p>15,724</text:p>
          </table:table-cell>
          <table:table-cell table:formula="of:=IF([.A$8]=1;ROUND([.I85]);[.I85])" office:value-type="float" office:value="15.7241834827808" calcext:value-type="float">
            <text:p>15,7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" calcext:value-type="float">
            <text:p>0,86</text:p>
          </table:table-cell>
          <table:table-cell table:formula="of:=[.A$2]-[.A$4]*LN(1/[.B86]-1)" office:value-type="float" office:value="15.9904568899062" calcext:value-type="float">
            <text:p>15,9904568899</text:p>
          </table:table-cell>
          <table:table-cell table:number-columns-repeated="4"/>
          <table:table-cell table:formula="of:=[.A$2]-[.A$4]*LN(1/[.B86]-1)" office:value-type="float" office:value="15.9904568899062" calcext:value-type="float">
            <text:p>15,990</text:p>
          </table:table-cell>
          <table:table-cell table:formula="of:=IF([.H86]&gt;[.A$13];[.H86];[.A$13])" office:value-type="float" office:value="15.9904568899062" calcext:value-type="float">
            <text:p>15,990</text:p>
          </table:table-cell>
          <table:table-cell table:formula="of:=IF([.A$8]=1;ROUND([.I86]);[.I86])" office:value-type="float" office:value="15.9904568899062" calcext:value-type="float">
            <text:p>15,9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" calcext:value-type="float">
            <text:p>0,87</text:p>
          </table:table-cell>
          <table:table-cell table:formula="of:=[.A$2]-[.A$4]*LN(1/[.B87]-1)" office:value-type="float" office:value="16.2731639119371" calcext:value-type="float">
            <text:p>16,2731639119</text:p>
          </table:table-cell>
          <table:table-cell table:number-columns-repeated="4"/>
          <table:table-cell table:formula="of:=[.A$2]-[.A$4]*LN(1/[.B87]-1)" office:value-type="float" office:value="16.2731639119371" calcext:value-type="float">
            <text:p>16,273</text:p>
          </table:table-cell>
          <table:table-cell table:formula="of:=IF([.H87]&gt;[.A$13];[.H87];[.A$13])" office:value-type="float" office:value="16.2731639119371" calcext:value-type="float">
            <text:p>16,273</text:p>
          </table:table-cell>
          <table:table-cell table:formula="of:=IF([.A$8]=1;ROUND([.I87]);[.I87])" office:value-type="float" office:value="16.2731639119371" calcext:value-type="float">
            <text:p>16,2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" calcext:value-type="float">
            <text:p>0,88</text:p>
          </table:table-cell>
          <table:table-cell table:formula="of:=[.A$2]-[.A$4]*LN(1/[.B88]-1)" office:value-type="float" office:value="16.5750195434777" calcext:value-type="float">
            <text:p>16,5750195435</text:p>
          </table:table-cell>
          <table:table-cell table:number-columns-repeated="4"/>
          <table:table-cell table:formula="of:=[.A$2]-[.A$4]*LN(1/[.B88]-1)" office:value-type="float" office:value="16.5750195434777" calcext:value-type="float">
            <text:p>16,575</text:p>
          </table:table-cell>
          <table:table-cell table:formula="of:=IF([.H88]&gt;[.A$13];[.H88];[.A$13])" office:value-type="float" office:value="16.5750195434777" calcext:value-type="float">
            <text:p>16,575</text:p>
          </table:table-cell>
          <table:table-cell table:formula="of:=IF([.A$8]=1;ROUND([.I88]);[.I88])" office:value-type="float" office:value="16.5750195434777" calcext:value-type="float">
            <text:p>16,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table:formula="of:=[.A$2]-[.A$4]*LN(1/[.B89]-1)" office:value-type="float" office:value="16.8994456198814" calcext:value-type="float">
            <text:p>16,8994456199</text:p>
          </table:table-cell>
          <table:table-cell table:number-columns-repeated="4"/>
          <table:table-cell table:formula="of:=[.A$2]-[.A$4]*LN(1/[.B89]-1)" office:value-type="float" office:value="16.8994456198814" calcext:value-type="float">
            <text:p>16,899</text:p>
          </table:table-cell>
          <table:table-cell table:formula="of:=IF([.H89]&gt;[.A$13];[.H89];[.A$13])" office:value-type="float" office:value="16.8994456198814" calcext:value-type="float">
            <text:p>16,899</text:p>
          </table:table-cell>
          <table:table-cell table:formula="of:=IF([.A$8]=1;ROUND([.I89]);[.I89])" office:value-type="float" office:value="16.8994456198814" calcext:value-type="float">
            <text:p>16,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table:formula="of:=[.A$2]-[.A$4]*LN(1/[.B90]-1)" office:value-type="float" office:value="17.2508411052095" calcext:value-type="float">
            <text:p>17,2508411052</text:p>
          </table:table-cell>
          <table:table-cell table:number-columns-repeated="4"/>
          <table:table-cell table:formula="of:=[.A$2]-[.A$4]*LN(1/[.B90]-1)" office:value-type="float" office:value="17.2508411052095" calcext:value-type="float">
            <text:p>17,251</text:p>
          </table:table-cell>
          <table:table-cell table:formula="of:=IF([.H90]&gt;[.A$13];[.H90];[.A$13])" office:value-type="float" office:value="17.2508411052095" calcext:value-type="float">
            <text:p>17,251</text:p>
          </table:table-cell>
          <table:table-cell table:formula="of:=IF([.A$8]=1;ROUND([.I90]);[.I90])" office:value-type="float" office:value="17.2508411052095" calcext:value-type="float">
            <text:p>17,2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" calcext:value-type="float">
            <text:p>0,91</text:p>
          </table:table-cell>
          <table:table-cell table:formula="of:=[.A$2]-[.A$4]*LN(1/[.B91]-1)" office:value-type="float" office:value="17.6349952662961" calcext:value-type="float">
            <text:p>17,6349952663</text:p>
          </table:table-cell>
          <table:table-cell table:number-columns-repeated="4"/>
          <table:table-cell table:formula="of:=[.A$2]-[.A$4]*LN(1/[.B91]-1)" office:value-type="float" office:value="17.6349952662961" calcext:value-type="float">
            <text:p>17,635</text:p>
          </table:table-cell>
          <table:table-cell table:formula="of:=IF([.H91]&gt;[.A$13];[.H91];[.A$13])" office:value-type="float" office:value="17.6349952662961" calcext:value-type="float">
            <text:p>17,635</text:p>
          </table:table-cell>
          <table:table-cell table:formula="of:=IF([.A$8]=1;ROUND([.I91]);[.I91])" office:value-type="float" office:value="17.6349952662961" calcext:value-type="float">
            <text:p>17,6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2" calcext:value-type="float">
            <text:p>0,92</text:p>
          </table:table-cell>
          <table:table-cell table:formula="of:=[.A$2]-[.A$4]*LN(1/[.B92]-1)" office:value-type="float" office:value="18.0597452167184" calcext:value-type="float">
            <text:p>18,0597452167</text:p>
          </table:table-cell>
          <table:table-cell table:number-columns-repeated="4"/>
          <table:table-cell table:formula="of:=[.A$2]-[.A$4]*LN(1/[.B92]-1)" office:value-type="float" office:value="18.0597452167184" calcext:value-type="float">
            <text:p>18,060</text:p>
          </table:table-cell>
          <table:table-cell table:formula="of:=IF([.H92]&gt;[.A$13];[.H92];[.A$13])" office:value-type="float" office:value="18.0597452167184" calcext:value-type="float">
            <text:p>18,060</text:p>
          </table:table-cell>
          <table:table-cell table:formula="of:=IF([.A$8]=1;ROUND([.I92]);[.I92])" office:value-type="float" office:value="18.0597452167184" calcext:value-type="float">
            <text:p>18,0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" calcext:value-type="float">
            <text:p>0,93</text:p>
          </table:table-cell>
          <table:table-cell table:formula="of:=[.A$2]-[.A$4]*LN(1/[.B93]-1)" office:value-type="float" office:value="18.5360748355232" calcext:value-type="float">
            <text:p>18,5360748355</text:p>
          </table:table-cell>
          <table:table-cell table:number-columns-repeated="4"/>
          <table:table-cell table:formula="of:=[.A$2]-[.A$4]*LN(1/[.B93]-1)" office:value-type="float" office:value="18.5360748355232" calcext:value-type="float">
            <text:p>18,536</text:p>
          </table:table-cell>
          <table:table-cell table:formula="of:=IF([.H93]&gt;[.A$13];[.H93];[.A$13])" office:value-type="float" office:value="18.5360748355232" calcext:value-type="float">
            <text:p>18,536</text:p>
          </table:table-cell>
          <table:table-cell table:formula="of:=IF([.A$8]=1;ROUND([.I93]);[.I93])" office:value-type="float" office:value="18.5360748355232" calcext:value-type="float">
            <text:p>18,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" calcext:value-type="float">
            <text:p>0,94</text:p>
          </table:table-cell>
          <table:table-cell table:formula="of:=[.A$2]-[.A$4]*LN(1/[.B94]-1)" office:value-type="float" office:value="19.0800665330384" calcext:value-type="float">
            <text:p>19,080066533</text:p>
          </table:table-cell>
          <table:table-cell table:number-columns-repeated="4"/>
          <table:table-cell table:formula="of:=[.A$2]-[.A$4]*LN(1/[.B94]-1)" office:value-type="float" office:value="19.0800665330384" calcext:value-type="float">
            <text:p>19,080</text:p>
          </table:table-cell>
          <table:table-cell table:formula="of:=IF([.H94]&gt;[.A$13];[.H94];[.A$13])" office:value-type="float" office:value="19.0800665330384" calcext:value-type="float">
            <text:p>19,080</text:p>
          </table:table-cell>
          <table:table-cell table:formula="of:=IF([.A$8]=1;ROUND([.I94]);[.I94])" office:value-type="float" office:value="19.0800665330384" calcext:value-type="float">
            <text:p>19,0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table:formula="of:=[.A$2]-[.A$4]*LN(1/[.B95]-1)" office:value-type="float" office:value="19.7166486312493" calcext:value-type="float">
            <text:p>19,7166486312</text:p>
          </table:table-cell>
          <table:table-cell table:number-columns-repeated="4"/>
          <table:table-cell table:formula="of:=[.A$2]-[.A$4]*LN(1/[.B95]-1)" office:value-type="float" office:value="19.7166486312493" calcext:value-type="float">
            <text:p>19,717</text:p>
          </table:table-cell>
          <table:table-cell table:formula="of:=IF([.H95]&gt;[.A$13];[.H95];[.A$13])" office:value-type="float" office:value="19.7166486312493" calcext:value-type="float">
            <text:p>19,717</text:p>
          </table:table-cell>
          <table:table-cell table:formula="of:=IF([.A$8]=1;ROUND([.I95]);[.I95])" office:value-type="float" office:value="19.7166486312493" calcext:value-type="float">
            <text:p>19,7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" calcext:value-type="float">
            <text:p>0,96</text:p>
          </table:table-cell>
          <table:table-cell table:formula="of:=[.A$2]-[.A$4]*LN(1/[.B96]-1)" office:value-type="float" office:value="20.4875776401482" calcext:value-type="float">
            <text:p>20,4875776401</text:p>
          </table:table-cell>
          <table:table-cell table:number-columns-repeated="4"/>
          <table:table-cell table:formula="of:=[.A$2]-[.A$4]*LN(1/[.B96]-1)" office:value-type="float" office:value="20.4875776401482" calcext:value-type="float">
            <text:p>20,488</text:p>
          </table:table-cell>
          <table:table-cell table:formula="of:=IF([.H96]&gt;[.A$13];[.H96];[.A$13])" office:value-type="float" office:value="20.4875776401482" calcext:value-type="float">
            <text:p>20,488</text:p>
          </table:table-cell>
          <table:table-cell table:formula="of:=IF([.A$8]=1;ROUND([.I96]);[.I96])" office:value-type="float" office:value="20.4875776401482" calcext:value-type="float">
            <text:p>20,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" calcext:value-type="float">
            <text:p>0,97</text:p>
          </table:table-cell>
          <table:table-cell table:formula="of:=[.A$2]-[.A$4]*LN(1/[.B97]-1)" office:value-type="float" office:value="21.4711256764564" calcext:value-type="float">
            <text:p>21,4711256765</text:p>
          </table:table-cell>
          <table:table-cell table:number-columns-repeated="4"/>
          <table:table-cell table:formula="of:=[.A$2]-[.A$4]*LN(1/[.B97]-1)" office:value-type="float" office:value="21.4711256764564" calcext:value-type="float">
            <text:p>21,471</text:p>
          </table:table-cell>
          <table:table-cell table:formula="of:=IF([.H97]&gt;[.A$13];[.H97];[.A$13])" office:value-type="float" office:value="21.4711256764564" calcext:value-type="float">
            <text:p>21,471</text:p>
          </table:table-cell>
          <table:table-cell table:formula="of:=IF([.A$8]=1;ROUND([.I97]);[.I97])" office:value-type="float" office:value="21.4711256764564" calcext:value-type="float">
            <text:p>21,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8" calcext:value-type="float">
            <text:p>0,98</text:p>
          </table:table-cell>
          <table:table-cell table:formula="of:=[.A$2]-[.A$4]*LN(1/[.B98]-1)" office:value-type="float" office:value="22.8430069837651" calcext:value-type="float">
            <text:p>22,8430069838</text:p>
          </table:table-cell>
          <table:table-cell table:number-columns-repeated="4"/>
          <table:table-cell table:formula="of:=[.A$2]-[.A$4]*LN(1/[.B98]-1)" office:value-type="float" office:value="22.8430069837651" calcext:value-type="float">
            <text:p>22,843</text:p>
          </table:table-cell>
          <table:table-cell table:formula="of:=IF([.H98]&gt;[.A$13];[.H98];[.A$13])" office:value-type="float" office:value="22.8430069837651" calcext:value-type="float">
            <text:p>22,843</text:p>
          </table:table-cell>
          <table:table-cell table:formula="of:=IF([.A$8]=1;ROUND([.I98]);[.I98])" office:value-type="float" office:value="22.8430069837651" calcext:value-type="float">
            <text:p>22,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" calcext:value-type="float">
            <text:p>0,99</text:p>
          </table:table-cell>
          <table:table-cell table:formula="of:=[.A$2]-[.A$4]*LN(1/[.B99]-1)" office:value-type="float" office:value="25.1638955054441" calcext:value-type="float">
            <text:p>25,1638955054</text:p>
          </table:table-cell>
          <table:table-cell table:number-columns-repeated="4"/>
          <table:table-cell table:formula="of:=[.A$2]-[.A$4]*LN(1/[.B99]-1)" office:value-type="float" office:value="25.1638955054441" calcext:value-type="float">
            <text:p>25,164</text:p>
          </table:table-cell>
          <table:table-cell table:formula="of:=IF([.H99]&gt;[.A$13];[.H99];[.A$13])" office:value-type="float" office:value="25.1638955054441" calcext:value-type="float">
            <text:p>25,164</text:p>
          </table:table-cell>
          <table:table-cell table:formula="of:=IF([.A$8]=1;ROUND([.I99]);[.I99])" office:value-type="float" office:value="25.1638955054441" calcext:value-type="float">
            <text:p>25,1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Донцов</meta:initial-creator>
    <meta:creation-date>2014-02-22T01:46:35.423000000</meta:creation-date>
    <dc:date>2014-02-22T04:03:58.531000000</dc:date>
    <dc:creator>Михаил Донцов</dc:creator>
    <meta:editing-duration>PT15M49S</meta:editing-duration>
    <meta:editing-cycles>1</meta:editing-cycles>
    <meta:document-statistic meta:table-count="1" meta:cell-count="512" meta:object-count="2"/>
    <meta:generator>LibreOffice/4.1.5.3$Windows_x86 LibreOffice_project/1c1366bba2ba2b554cd2ca4d87c06da81c05d2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448cm" svg:height="9cm" xlink:href=".." xlink:type="simple" chart:class="chart:scatter" chart:style-name="ch1">
        <chart:plot-area chart:style-name="ch2" table:cell-range-address="Лист1.B1:Лист1.C99" svg:x="0.698cm" svg:y="0.855cm" svg:width="11.254cm" svg:height="7.545cm">
          <chartooo:coordinate-region svg:x="1.425cm" svg:y="1.067cm" svg:width="10.287cm" svg:height="7.12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Лист1.C1:Лист1.C99" chart:class="chart:scatter">
            <chart:domain table:cell-range-address="Лист1.B1:Лист1.B99"/>
            <chart:data-point chart:repeated="9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Лист1.B1:Лист1.B99</svg:desc>
                </draw:g>
              </table:table-cell>
              <table:table-cell office:value-type="float" office:value="-5.16389550544415">
                <text:p>-5.16389550544415</text:p>
                <draw:g>
                  <svg:desc>Лист1.C1:Лист1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.84300698376507">
                <text:p>-2.84300698376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-1.4711256764564">
                <text:p>-1.4711256764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-0.487577640148222">
                <text:p>-0.487577640148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283351368750747">
                <text:p>0.283351368750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919933466961568">
                <text:p>0.919933466961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1.46392516447679">
                <text:p>1.46392516447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1.94025478328163">
                <text:p>1.9402547832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2.36500473370392">
                <text:p>2.36500473370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2.74915889479047">
                <text:p>2.74915889479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3.10055438011856">
                <text:p>3.10055438011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3.42498045652232">
                <text:p>3.42498045652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3.72683608806294">
                <text:p>3.72683608806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4.00954311009378">
                <text:p>4.00954311009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4.27581651721925">
                <text:p>4.27581651721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4.52784734720834">
                <text:p>4.52784734720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4.76743002965674">
                <text:p>4.76743002965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4.99605328508531">
                <text:p>4.99605328508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5.21496642083021">
                <text:p>5.21496642083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5.42522860830436">
                <text:p>5.425228608304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5.62774613134612">
                <text:p>5.62774613134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5.82330096800679">
                <text:p>5.82330096800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6.01257302044904">
                <text:p>6.012573020449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6.19615761720333">
                <text:p>6.19615761720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6.37457944739524">
                <text:p>6.37457944739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6.54830376789713">
                <text:p>6.54830376789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6.7177455020246">
                <text:p>6.71774550202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6.88327669082519">
                <text:p>6.883276690825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7.04523264471902">
                <text:p>7.04523264471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7.20391706072223">
                <text:p>7.20391706072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7.35960630963003">
                <text:p>7.35960630963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7.51255305215795">
                <text:p>7.51255305215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7.6629893088492">
                <text:p>7.66298930884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7.81112908254613">
                <text:p>7.811129082546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7.95717061225946">
                <text:p>7.957170612259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8.10129832181825">
                <text:p>8.101298321818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8.24368451463388">
                <text:p>8.24368451463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8.38449085644827">
                <text:p>8.384490856448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8.52386968045591">
                <text:p>8.52386968045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8.66196514324306">
                <text:p>8.66196514324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8.79891425523534">
                <text:p>8.798914255235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8.93484780553193">
                <text:p>8.934847805531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9.06989119793474">
                <text:p>9.06989119793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9.20416521250427">
                <text:p>9.20416521250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9.3377867049749">
                <text:p>9.3377867049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9.47086925475191">
                <text:p>9.470869254751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9.60352377092119">
                <text:p>9.60352377092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9.73585906467733">
                <text:p>9.735859064677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9.86798239577479">
                <text:p>9.86798239577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10.1320176042252">
                <text:p>10.13201760422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10.2641409353227">
                <text:p>10.2641409353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10.3964762290788">
                <text:p>10.39647622907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10.5291307452481">
                <text:p>10.5291307452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10.6622132950251">
                <text:p>10.6622132950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10.7958347874957">
                <text:p>10.79583478749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10.9301088020653">
                <text:p>10.9301088020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11.0651521944681">
                <text:p>11.06515219446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11.2010857447647">
                <text:p>11.20108574476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11.3380348567569">
                <text:p>11.33803485675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11.4761303195441">
                <text:p>11.47613031954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11.6155091435517">
                <text:p>11.6155091435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11.7563154853661">
                <text:p>11.75631548536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11.8987016781818">
                <text:p>11.89870167818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12.0428293877405">
                <text:p>12.04282938774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12.1888709174539">
                <text:p>12.1888709174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12.3370106911508">
                <text:p>12.3370106911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12.4874469478421">
                <text:p>12.48744694784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12.64039369037">
                <text:p>12.64039369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2.7960829392778">
                <text:p>12.7960829392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2.954767355281">
                <text:p>12.9547673552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13.1167233091748">
                <text:p>13.11672330917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13.2822544979754">
                <text:p>13.28225449797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13.4516962321029">
                <text:p>13.45169623210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13.6254205526048">
                <text:p>13.62542055260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13.8038423827967">
                <text:p>13.8038423827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13.987426979551">
                <text:p>13.9874269795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4.1766990319932">
                <text:p>14.1766990319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4.3722538686539">
                <text:p>14.37225386865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14.5747713916956">
                <text:p>14.57477139169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14.7850335791698">
                <text:p>14.78503357916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15.0039467149147">
                <text:p>15.00394671491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15.2325699703433">
                <text:p>15.23256997034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15.4721526527917">
                <text:p>15.47215265279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15.7241834827808">
                <text:p>15.72418348278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15.9904568899062">
                <text:p>15.99045688990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16.2731639119371">
                <text:p>16.27316391193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16.5750195434777">
                <text:p>16.57501954347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16.8994456198814">
                <text:p>16.89944561988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17.2508411052095">
                <text:p>17.2508411052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17.6349952662961">
                <text:p>17.63499526629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18.0597452167184">
                <text:p>18.0597452167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18.5360748355232">
                <text:p>18.5360748355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19.0800665330384">
                <text:p>19.08006653303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19.7166486312493">
                <text:p>19.7166486312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20.4875776401482">
                <text:p>20.48757764014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21.4711256764564">
                <text:p>21.47112567645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22.8430069837651">
                <text:p>22.84300698376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25.1638955054441">
                <text:p>25.1638955054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21cm" svg:height="9cm" xlink:href=".." xlink:type="simple" chart:class="chart:scatter" chart:style-name="ch1">
        <chart:plot-area chart:style-name="ch2" table:cell-range-address="Лист1.B1:Лист1.B99 Лист1.J1:Лист1.J99" svg:x="0.73cm" svg:y="0.855cm" svg:width="12.731cm" svg:height="7.545cm">
          <chartooo:coordinate-region svg:x="2.013cm" svg:y="1.067cm" svg:width="11.208cm" svg:height="6.6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J1:Лист1.J99" chart:class="chart:scatter">
            <chart:domain table:cell-range-address="Лист1.B1:Лист1.B99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Лист1.B1:Лист1.B99</svg:desc>
                </draw:g>
              </table:table-cell>
              <table:table-cell office:value-type="float" office:value="0.25">
                <text:p>0.25</text:p>
                <draw:g>
                  <svg:desc>Лист1.J1:Лист1.J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283351368750747">
                <text:p>0.283351368750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919933466961568">
                <text:p>0.919933466961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1.46392516447679">
                <text:p>1.46392516447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1.94025478328163">
                <text:p>1.9402547832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2.36500473370392">
                <text:p>2.36500473370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2.74915889479047">
                <text:p>2.74915889479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3.10055438011856">
                <text:p>3.10055438011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3.42498045652232">
                <text:p>3.42498045652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3.72683608806294">
                <text:p>3.72683608806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4.00954311009378">
                <text:p>4.00954311009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4.27581651721925">
                <text:p>4.27581651721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4.52784734720834">
                <text:p>4.52784734720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4.76743002965674">
                <text:p>4.76743002965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4.99605328508531">
                <text:p>4.99605328508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5.21496642083021">
                <text:p>5.21496642083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5.42522860830436">
                <text:p>5.425228608304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5.62774613134612">
                <text:p>5.62774613134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5.82330096800679">
                <text:p>5.82330096800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6.01257302044904">
                <text:p>6.012573020449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6.19615761720333">
                <text:p>6.19615761720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6.37457944739524">
                <text:p>6.37457944739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6.54830376789713">
                <text:p>6.54830376789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6.7177455020246">
                <text:p>6.71774550202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6.88327669082519">
                <text:p>6.883276690825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7.04523264471902">
                <text:p>7.04523264471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7.20391706072223">
                <text:p>7.20391706072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7.35960630963003">
                <text:p>7.35960630963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7.51255305215795">
                <text:p>7.51255305215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7.6629893088492">
                <text:p>7.66298930884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7.81112908254613">
                <text:p>7.811129082546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7.95717061225946">
                <text:p>7.957170612259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8.10129832181825">
                <text:p>8.101298321818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8.24368451463388">
                <text:p>8.24368451463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8.38449085644827">
                <text:p>8.384490856448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8.52386968045591">
                <text:p>8.52386968045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8.66196514324306">
                <text:p>8.66196514324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8.79891425523534">
                <text:p>8.798914255235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8.93484780553193">
                <text:p>8.934847805531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9.06989119793474">
                <text:p>9.06989119793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9.20416521250427">
                <text:p>9.20416521250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9.3377867049749">
                <text:p>9.3377867049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9.47086925475191">
                <text:p>9.470869254751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9.60352377092119">
                <text:p>9.60352377092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9.73585906467733">
                <text:p>9.735859064677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9.86798239577479">
                <text:p>9.86798239577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10.1320176042252">
                <text:p>10.13201760422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10.2641409353227">
                <text:p>10.2641409353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10.3964762290788">
                <text:p>10.39647622907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10.5291307452481">
                <text:p>10.5291307452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10.6622132950251">
                <text:p>10.6622132950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10.7958347874957">
                <text:p>10.79583478749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10.9301088020653">
                <text:p>10.9301088020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11.0651521944681">
                <text:p>11.06515219446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11.2010857447647">
                <text:p>11.20108574476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11.3380348567569">
                <text:p>11.33803485675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11.4761303195441">
                <text:p>11.47613031954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11.6155091435517">
                <text:p>11.6155091435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11.7563154853661">
                <text:p>11.75631548536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11.8987016781818">
                <text:p>11.89870167818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12.0428293877405">
                <text:p>12.04282938774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12.1888709174539">
                <text:p>12.1888709174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12.3370106911508">
                <text:p>12.3370106911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12.4874469478421">
                <text:p>12.48744694784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12.64039369037">
                <text:p>12.64039369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2.7960829392778">
                <text:p>12.7960829392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2.954767355281">
                <text:p>12.9547673552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13.1167233091748">
                <text:p>13.11672330917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13.2822544979754">
                <text:p>13.28225449797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13.4516962321029">
                <text:p>13.45169623210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13.6254205526048">
                <text:p>13.62542055260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13.8038423827967">
                <text:p>13.8038423827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13.987426979551">
                <text:p>13.9874269795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4.1766990319932">
                <text:p>14.1766990319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4.3722538686539">
                <text:p>14.37225386865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14.5747713916956">
                <text:p>14.57477139169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14.7850335791698">
                <text:p>14.78503357916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15.0039467149147">
                <text:p>15.00394671491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15.2325699703433">
                <text:p>15.23256997034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15.4721526527917">
                <text:p>15.47215265279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15.7241834827808">
                <text:p>15.72418348278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15.9904568899062">
                <text:p>15.99045688990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16.2731639119371">
                <text:p>16.27316391193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16.5750195434777">
                <text:p>16.57501954347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16.8994456198814">
                <text:p>16.89944561988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17.2508411052095">
                <text:p>17.2508411052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17.6349952662961">
                <text:p>17.63499526629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18.0597452167184">
                <text:p>18.0597452167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18.5360748355232">
                <text:p>18.5360748355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19.0800665330384">
                <text:p>19.08006653303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19.7166486312493">
                <text:p>19.7166486312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20.4875776401482">
                <text:p>20.48757764014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21.4711256764564">
                <text:p>21.47112567645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22.8430069837651">
                <text:p>22.84300698376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25.1638955054441">
                <text:p>25.16389550544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